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4pt"/>
    </style:style>
    <style:style style:name="co2" style:family="table-column">
      <style:table-column-properties fo:break-before="auto" style:column-width="336.5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36pt" fo:break-before="auto" style:use-optimal-row-height="false"/>
    </style:style>
    <style:style style:name="ro2" style:family="table-row">
      <style:table-row-properties style:row-height="14.4pt" fo:break-before="auto" style:use-optimal-row-height="false"/>
    </style:style>
    <style:style style:name="ro3" style:family="table-row">
      <style:table-row-properties style:row-height="16.16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99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3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3pt" style:language-asian="zh" style:country-asian="CN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fo:border="0.99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zh" style:country-asian="CN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3pt" style:font-size-asian="13pt" style:font-size-complex="13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ce3"/>
        <table:table-column table:style-name="co2" table:default-cell-style-name="ce3"/>
        <table:table-column table:style-name="co3" table:number-columns-repeated="1021" table:default-cell-style-name="ce3"/>
        <table:table-row table:style-name="ro1">
          <table:table-cell table:style-name="ce1" office:value-type="string" calcext:value-type="string">
            <text:p>Attribute</text:p>
          </table:table-cell>
          <table:table-cell table:style-name="ce1" office:value-type="string" calcext:value-type="string">
            <text:p>Belongs to</text:p>
          </table:table-cell>
          <table:table-cell table:style-name="ce1" office:value-type="string" calcext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s://www.w3schools.com/tags/att_accept.asp" xlink:type="simple">accept</text:a></text:p>
          </table:table-cell>
          <table:table-cell table:style-name="ce2" office:value-type="string" calcext:value-type="string">
            <text:p><text:a xlink:href="https://www.w3schools.com/tags/tag_input.asp" xlink:type="simple">&lt;input&gt;</text:a></text:p>
          </table:table-cell>
          <table:table-cell table:style-name="ce2" office:value-type="string" calcext:value-type="string">
            <text:p>Specifies the types of files that the server accepts (only for type="file"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s://www.w3schools.com/tags/att_accept-charset.asp" xlink:type="simple">accept-charset</text:a></text:p>
          </table:table-cell>
          <table:table-cell table:style-name="ce2" office:value-type="string" calcext:value-type="string">
            <text:p><text:a xlink:href="https://www.w3schools.com/tags/tag_form.asp" xlink:type="simple">&lt;form&gt;</text:a></text:p>
          </table:table-cell>
          <table:table-cell table:style-name="ce2" office:value-type="string" calcext:value-type="string">
            <text:p>Specifies the character encodings that are to be used for the form submission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s://www.w3schools.com/tags/att_accesskey.asp" xlink:type="simple">accesskey</text:a></text:p>
          </table:table-cell>
          <table:table-cell table:style-name="ce2" office:value-type="string" calcext:value-type="string">
            <text:p><text:a xlink:href="https://www.w3schools.com/tags/ref_standardattributes.asp" xlink:type="simple">Global Attributes</text:a></text:p>
          </table:table-cell>
          <table:table-cell table:style-name="ce2" office:value-type="string" calcext:value-type="string">
            <text:p>Specifies a shortcut key to activate/focus an elemen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s://www.w3schools.com/tags/att_action.asp" xlink:type="simple">action</text:a></text:p>
          </table:table-cell>
          <table:table-cell table:style-name="ce2" office:value-type="string" calcext:value-type="string">
            <text:p><text:a xlink:href="https://www.w3schools.com/tags/tag_form.asp" xlink:type="simple">&lt;form&gt;</text:a></text:p>
          </table:table-cell>
          <table:table-cell table:style-name="ce2" office:value-type="string" calcext:value-type="string">
            <text:p>Specifies where to send the form-data when a form is submitte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s://www.w3schools.com/tags/att_alt.asp" xlink:type="simple">alt</text:a></text:p>
          </table:table-cell>
          <table:table-cell table:style-name="ce2" office:value-type="string" calcext:value-type="string">
            <text:p><text:a xlink:href="https://www.w3schools.com/tags/tag_area.asp" xlink:type="simple">&lt;area&gt;</text:a>, <text:a xlink:href="https://www.w3schools.com/tags/tag_img.asp" xlink:type="simple">&lt;img&gt;</text:a>, <text:a xlink:href="https://www.w3schools.com/tags/tag_input.asp" xlink:type="simple">&lt;input&gt;</text:a></text:p>
          </table:table-cell>
          <table:table-cell table:style-name="ce2" office:value-type="string" calcext:value-type="string">
            <text:p>Specifies an alternate text when the original element fails to display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s://www.w3schools.com/tags/att_async.asp" xlink:type="simple">async</text:a></text:p>
          </table:table-cell>
          <table:table-cell table:style-name="ce2" office:value-type="string" calcext:value-type="string">
            <text:p><text:a xlink:href="https://www.w3schools.com/tags/tag_script.asp" xlink:type="simple">&lt;script&gt;</text:a></text:p>
          </table:table-cell>
          <table:table-cell table:style-name="ce2" office:value-type="string" calcext:value-type="string">
            <text:p>Specifies that the script is executed asynchronously (only for external scripts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s://www.w3schools.com/tags/att_autocomplete.asp" xlink:type="simple">autocomplete</text:a></text:p>
          </table:table-cell>
          <table:table-cell table:style-name="ce2" office:value-type="string" calcext:value-type="string">
            <text:p><text:a xlink:href="https://www.w3schools.com/tags/tag_form.asp" xlink:type="simple">&lt;form&gt;</text:a>, <text:a xlink:href="https://www.w3schools.com/tags/tag_input.asp" xlink:type="simple">&lt;input&gt;</text:a></text:p>
          </table:table-cell>
          <table:table-cell table:style-name="ce2" office:value-type="string" calcext:value-type="string">
            <text:p>Specifies whether the &lt;form&gt; or the &lt;input&gt; element should have autocomplete enable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s://www.w3schools.com/tags/att_autofocus.asp" xlink:type="simple">autofocus</text:a></text:p>
          </table:table-cell>
          <table:table-cell table:style-name="ce2" office:value-type="string" calcext:value-type="string">
            <text:p><text:a xlink:href="https://www.w3schools.com/tags/tag_button.asp" xlink:type="simple">&lt;button&gt;</text:a>, <text:a xlink:href="https://www.w3schools.com/tags/tag_input.asp" xlink:type="simple">&lt;input&gt;</text:a>, <text:a xlink:href="https://www.w3schools.com/tags/tag_select.asp" xlink:type="simple">&lt;select&gt;</text:a>, <text:a xlink:href="https://www.w3schools.com/tags/tag_textarea.asp" xlink:type="simple">&lt;textarea&gt;</text:a></text:p>
          </table:table-cell>
          <table:table-cell table:style-name="ce2" office:value-type="string" calcext:value-type="string">
            <text:p>Specifies that the element should automatically get focus when the page loads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s://www.w3schools.com/tags/att_autoplay.asp" xlink:type="simple">autoplay</text:a></text:p>
          </table:table-cell>
          <table:table-cell table:style-name="ce2" office:value-type="string" calcext:value-type="string">
            <text:p><text:a xlink:href="https://www.w3schools.com/tags/tag_audio.asp" xlink:type="simple">&lt;audio&gt;</text:a>, <text:a xlink:href="https://www.w3schools.com/tags/tag_video.asp" xlink:type="simple">&lt;video&gt;</text:a></text:p>
          </table:table-cell>
          <table:table-cell table:style-name="ce2" office:value-type="string" calcext:value-type="string">
            <text:p>Specifies that the audio/video will start playing as soon as it is ready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s://www.w3schools.com/tags/att_charset.asp" xlink:type="simple">charset</text:a></text:p>
          </table:table-cell>
          <table:table-cell table:style-name="ce2" office:value-type="string" calcext:value-type="string">
            <text:p><text:a xlink:href="https://www.w3schools.com/tags/tag_meta.asp" xlink:type="simple">&lt;meta&gt;</text:a>, <text:a xlink:href="https://www.w3schools.com/tags/tag_script.asp" xlink:type="simple">&lt;script&gt;</text:a></text:p>
          </table:table-cell>
          <table:table-cell table:style-name="ce2" office:value-type="string" calcext:value-type="string">
            <text:p>Specifies the character enco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s://www.w3schools.com/tags/att_checked.asp" xlink:type="simple">checked</text:a></text:p>
          </table:table-cell>
          <table:table-cell table:style-name="ce2" office:value-type="string" calcext:value-type="string">
            <text:p><text:a xlink:href="https://www.w3schools.com/tags/tag_input.asp" xlink:type="simple">&lt;input&gt;</text:a></text:p>
          </table:table-cell>
          <table:table-cell table:style-name="ce2" office:value-type="string" calcext:value-type="string">
            <text:p>Specifies that an &lt;input&gt; element should be pre-selected when the page loads (for type="checkbox" or type="radio"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s://www.w3schools.com/tags/att_cite.asp" xlink:type="simple">cite</text:a></text:p>
          </table:table-cell>
          <table:table-cell table:style-name="ce2" office:value-type="string" calcext:value-type="string">
            <text:p>&lt;blockquote&gt;, <text:a xlink:href="https://www.w3schools.com/tags/tag_del.asp" xlink:type="simple">&lt;del&gt;</text:a>, <text:a xlink:href="https://www.w3schools.com/tags/tag_ins.asp" xlink:type="simple">&lt;ins&gt;</text:a>, &lt;q&gt;</text:p>
          </table:table-cell>
          <table:table-cell table:style-name="ce2" office:value-type="string" calcext:value-type="string">
            <text:p>Specifies a URL which explains the quote/deleted/inserted tex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s://www.w3schools.com/tags/att_class.asp" xlink:type="simple">class</text:a></text:p>
          </table:table-cell>
          <table:table-cell table:style-name="ce2" office:value-type="string" calcext:value-type="string">
            <text:p><text:a xlink:href="https://www.w3schools.com/tags/ref_standardattributes.asp" xlink:type="simple">Global Attributes</text:a></text:p>
          </table:table-cell>
          <table:table-cell table:style-name="ce2" office:value-type="string" calcext:value-type="string">
            <text:p>Specifies one or more classnames for an element (refers to a class in a style sheet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s://www.w3schools.com/tags/att_cols.asp" xlink:type="simple">cols</text:a></text:p>
          </table:table-cell>
          <table:table-cell table:style-name="ce2" office:value-type="string" calcext:value-type="string">
            <text:p><text:a xlink:href="https://www.w3schools.com/tags/tag_textarea.asp" xlink:type="simple">&lt;textarea&gt;</text:a></text:p>
          </table:table-cell>
          <table:table-cell table:style-name="ce2" office:value-type="string" calcext:value-type="string">
            <text:p>Specifies the visible width of a text area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s://www.w3schools.com/tags/att_colspan.asp" xlink:type="simple">colspan</text:a></text:p>
          </table:table-cell>
          <table:table-cell table:style-name="ce2" office:value-type="string" calcext:value-type="string">
            <text:p><text:a xlink:href="https://www.w3schools.com/tags/tag_td.asp" xlink:type="simple">&lt;td&gt;</text:a>, <text:a xlink:href="https://www.w3schools.com/tags/tag_th.asp" xlink:type="simple">&lt;th&gt;</text:a></text:p>
          </table:table-cell>
          <table:table-cell table:style-name="ce2" office:value-type="string" calcext:value-type="string">
            <text:p>Specifies the number of columns a table cell should span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s://www.w3schools.com/tags/att_content.asp" xlink:type="simple">content</text:a></text:p>
          </table:table-cell>
          <table:table-cell table:style-name="ce2" office:value-type="string" calcext:value-type="string">
            <text:p><text:a xlink:href="https://www.w3schools.com/tags/tag_meta.asp" xlink:type="simple">&lt;meta&gt;</text:a></text:p>
          </table:table-cell>
          <table:table-cell table:style-name="ce2" office:value-type="string" calcext:value-type="string">
            <text:p>Gives the value associated with the http-equiv or name attribut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s://www.w3schools.com/tags/att_contenteditable.asp" xlink:type="simple">contenteditable</text:a></text:p>
          </table:table-cell>
          <table:table-cell table:style-name="ce2" office:value-type="string" calcext:value-type="string">
            <text:p><text:a xlink:href="https://www.w3schools.com/tags/ref_standardattributes.asp" xlink:type="simple">Global Attributes</text:a></text:p>
          </table:table-cell>
          <table:table-cell table:style-name="ce2" office:value-type="string" calcext:value-type="string">
            <text:p>Specifies whether the content of an element is editable or no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s://www.w3schools.com/tags/att_controls.asp" xlink:type="simple">controls</text:a></text:p>
          </table:table-cell>
          <table:table-cell table:style-name="ce2" office:value-type="string" calcext:value-type="string">
            <text:p><text:a xlink:href="https://www.w3schools.com/tags/tag_audio.asp" xlink:type="simple">&lt;audio&gt;</text:a>, <text:a xlink:href="https://www.w3schools.com/tags/tag_video.asp" xlink:type="simple">&lt;video&gt;</text:a></text:p>
          </table:table-cell>
          <table:table-cell table:style-name="ce2" office:value-type="string" calcext:value-type="string">
            <text:p>Specifies that audio/video controls should be displayed (such as a play/pause button etc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s://www.w3schools.com/tags/att_coords.asp" xlink:type="simple">coords</text:a></text:p>
          </table:table-cell>
          <table:table-cell table:style-name="ce2" office:value-type="string" calcext:value-type="string">
            <text:p><text:a xlink:href="https://www.w3schools.com/tags/tag_area.asp" xlink:type="simple">&lt;area&gt;</text:a></text:p>
          </table:table-cell>
          <table:table-cell table:style-name="ce2" office:value-type="string" calcext:value-type="string">
            <text:p>Specifies the coordinates of the area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s://www.w3schools.com/tags/att_data.asp" xlink:type="simple">data</text:a></text:p>
          </table:table-cell>
          <table:table-cell table:style-name="ce2" office:value-type="string" calcext:value-type="string">
            <text:p><text:a xlink:href="https://www.w3schools.com/tags/tag_object.asp" xlink:type="simple">&lt;object&gt;</text:a></text:p>
          </table:table-cell>
          <table:table-cell table:style-name="ce2" office:value-type="string" calcext:value-type="string">
            <text:p>Specifies the URL of the resource to be used by the objec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s://www.w3schools.com/tags/att_data-.asp" xlink:type="simple">data-*</text:a></text:p>
          </table:table-cell>
          <table:table-cell table:style-name="ce2" office:value-type="string" calcext:value-type="string">
            <text:p><text:a xlink:href="https://www.w3schools.com/tags/ref_standardattributes.asp" xlink:type="simple">Global Attributes</text:a></text:p>
          </table:table-cell>
          <table:table-cell table:style-name="ce2" office:value-type="string" calcext:value-type="string">
            <text:p>Used to store custom data private to the page or application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s://www.w3schools.com/tags/att_datetime.asp" xlink:type="simple">datetime</text:a></text:p>
          </table:table-cell>
          <table:table-cell table:style-name="ce2" office:value-type="string" calcext:value-type="string">
            <text:p><text:a xlink:href="https://www.w3schools.com/tags/tag_del.asp" xlink:type="simple">&lt;del&gt;</text:a>, <text:a xlink:href="https://www.w3schools.com/tags/tag_ins.asp" xlink:type="simple">&lt;ins&gt;</text:a>, <text:a xlink:href="https://www.w3schools.com/tags/tag_time.asp" xlink:type="simple">&lt;time&gt;</text:a></text:p>
          </table:table-cell>
          <table:table-cell table:style-name="ce2" office:value-type="string" calcext:value-type="string">
            <text:p>Specifies the date and tim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s://www.w3schools.com/tags/att_default.asp" xlink:type="simple">default</text:a></text:p>
          </table:table-cell>
          <table:table-cell table:style-name="ce2" office:value-type="string" calcext:value-type="string">
            <text:p><text:a xlink:href="https://www.w3schools.com/tags/tag_track.asp" xlink:type="simple">&lt;track&gt;</text:a></text:p>
          </table:table-cell>
          <table:table-cell table:style-name="ce2" office:value-type="string" calcext:value-type="string">
            <text:p>Specifies that the track is to be enabled if the user's preferences do not indicate that another track would be more appropriat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s://www.w3schools.com/tags/att_defer.asp" xlink:type="simple">defer</text:a></text:p>
          </table:table-cell>
          <table:table-cell table:style-name="ce2" office:value-type="string" calcext:value-type="string">
            <text:p><text:a xlink:href="https://www.w3schools.com/tags/tag_script.asp" xlink:type="simple">&lt;script&gt;</text:a></text:p>
          </table:table-cell>
          <table:table-cell table:style-name="ce2" office:value-type="string" calcext:value-type="string">
            <text:p>Specifies that the script is executed when the page has finished parsing (only for external scripts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s://www.w3schools.com/tags/att_dir.asp" xlink:type="simple">dir</text:a></text:p>
          </table:table-cell>
          <table:table-cell table:style-name="ce2" office:value-type="string" calcext:value-type="string">
            <text:p><text:a xlink:href="https://www.w3schools.com/tags/ref_standardattributes.asp" xlink:type="simple">Global Attributes</text:a></text:p>
          </table:table-cell>
          <table:table-cell table:style-name="ce2" office:value-type="string" calcext:value-type="string">
            <text:p>Specifies the text direction for the content in an elemen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s://www.w3schools.com/tags/att_dirname.asp" xlink:type="simple">dirname</text:a></text:p>
          </table:table-cell>
          <table:table-cell table:style-name="ce2" office:value-type="string" calcext:value-type="string">
            <text:p><text:a xlink:href="https://www.w3schools.com/tags/tag_input.asp" xlink:type="simple">&lt;input&gt;</text:a>, <text:a xlink:href="https://www.w3schools.com/tags/tag_textarea.asp" xlink:type="simple">&lt;textarea&gt;</text:a></text:p>
          </table:table-cell>
          <table:table-cell table:style-name="ce2" office:value-type="string" calcext:value-type="string">
            <text:p>Specifies that the text direction will be submitte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s://www.w3schools.com/tags/att_disabled.asp" xlink:type="simple">disabled</text:a></text:p>
          </table:table-cell>
          <table:table-cell table:style-name="ce2" office:value-type="string" calcext:value-type="string">
            <text:p><text:a xlink:href="https://www.w3schools.com/tags/tag_button.asp" xlink:type="simple">&lt;button&gt;</text:a>, <text:a xlink:href="https://www.w3schools.com/tags/tag_fieldset.asp" xlink:type="simple">&lt;fieldset&gt;</text:a>, <text:a xlink:href="https://www.w3schools.com/tags/tag_input.asp" xlink:type="simple">&lt;input&gt;</text:a>, &lt;optgroup&gt;, <text:a xlink:href="https://www.w3schools.com/tags/tag_option.asp" xlink:type="simple">&lt;option&gt;</text:a>, <text:a xlink:href="https://www.w3schools.com/tags/tag_select.asp" xlink:type="simple">&lt;select&gt;</text:a>, <text:a xlink:href="https://www.w3schools.com/tags/tag_textarea.asp" xlink:type="simple">&lt;textarea&gt;</text:a></text:p>
          </table:table-cell>
          <table:table-cell table:style-name="ce2" office:value-type="string" calcext:value-type="string">
            <text:p>Specifies that the specified element/group of elements should be disable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s://www.w3schools.com/tags/att_download.asp" xlink:type="simple">download</text:a></text:p>
          </table:table-cell>
          <table:table-cell table:style-name="ce2" office:value-type="string" calcext:value-type="string">
            <text:p><text:a xlink:href="https://www.w3schools.com/tags/tag_a.asp" xlink:type="simple">&lt;a&gt;</text:a>, <text:a xlink:href="https://www.w3schools.com/tags/tag_area.asp" xlink:type="simple">&lt;area&gt;</text:a></text:p>
          </table:table-cell>
          <table:table-cell table:style-name="ce2" office:value-type="string" calcext:value-type="string">
            <text:p>Specifies that the target will be downloaded when a user clicks on the hyperlink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s://www.w3schools.com/tags/att_draggable.asp" xlink:type="simple">draggable</text:a></text:p>
          </table:table-cell>
          <table:table-cell table:style-name="ce2" office:value-type="string" calcext:value-type="string">
            <text:p><text:a xlink:href="https://www.w3schools.com/tags/ref_standardattributes.asp" xlink:type="simple">Global Attributes</text:a></text:p>
          </table:table-cell>
          <table:table-cell table:style-name="ce2" office:value-type="string" calcext:value-type="string">
            <text:p>Specifies whether an element is draggable or no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s://www.w3schools.com/tags/att_dropzone.asp" xlink:type="simple">dropzone</text:a></text:p>
          </table:table-cell>
          <table:table-cell table:style-name="ce2" office:value-type="string" calcext:value-type="string">
            <text:p><text:a xlink:href="https://www.w3schools.com/tags/ref_standardattributes.asp" xlink:type="simple">Global Attributes</text:a></text:p>
          </table:table-cell>
          <table:table-cell table:style-name="ce2" office:value-type="string" calcext:value-type="string">
            <text:p>Specifies whether the dragged data is copied, moved, or linked, when droppe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s://www.w3schools.com/tags/att_enctype.asp" xlink:type="simple">enctype</text:a></text:p>
          </table:table-cell>
          <table:table-cell table:style-name="ce2" office:value-type="string" calcext:value-type="string">
            <text:p><text:a xlink:href="https://www.w3schools.com/tags/tag_form.asp" xlink:type="simple">&lt;form&gt;</text:a></text:p>
          </table:table-cell>
          <table:table-cell table:style-name="ce2" office:value-type="string" calcext:value-type="string">
            <text:p>Specifies how the form-data should be encoded when submitting it to the server (only for method="post"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s://www.w3schools.com/tags/att_for.asp" xlink:type="simple">for</text:a></text:p>
          </table:table-cell>
          <table:table-cell table:style-name="ce2" office:value-type="string" calcext:value-type="string">
            <text:p>&lt;label&gt;, <text:a xlink:href="https://www.w3schools.com/tags/tag_output.asp" xlink:type="simple">&lt;output&gt;</text:a></text:p>
          </table:table-cell>
          <table:table-cell table:style-name="ce2" office:value-type="string" calcext:value-type="string">
            <text:p>Specifies which form element(s) a label/calculation is bound t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s://www.w3schools.com/tags/att_form.asp" xlink:type="simple">form</text:a></text:p>
          </table:table-cell>
          <table:table-cell table:style-name="ce2" office:value-type="string" calcext:value-type="string">
            <text:p><text:a xlink:href="https://www.w3schools.com/tags/tag_button.asp" xlink:type="simple">&lt;button&gt;</text:a>, <text:a xlink:href="https://www.w3schools.com/tags/tag_fieldset.asp" xlink:type="simple">&lt;fieldset&gt;</text:a>, <text:a xlink:href="https://www.w3schools.com/tags/tag_input.asp" xlink:type="simple">&lt;input&gt;</text:a>, &lt;label&gt;, <text:a xlink:href="https://www.w3schools.com/tags/tag_meter.asp" xlink:type="simple">&lt;meter&gt;</text:a>, <text:a xlink:href="https://www.w3schools.com/tags/tag_object.asp" xlink:type="simple">&lt;object&gt;</text:a>, <text:a xlink:href="https://www.w3schools.com/tags/tag_output.asp" xlink:type="simple">&lt;output&gt;</text:a>, <text:a xlink:href="https://www.w3schools.com/tags/tag_select.asp" xlink:type="simple">&lt;select&gt;</text:a>, <text:a xlink:href="https://www.w3schools.com/tags/tag_textarea.asp" xlink:type="simple">&lt;textarea&gt;</text:a></text:p>
          </table:table-cell>
          <table:table-cell table:style-name="ce2" office:value-type="string" calcext:value-type="string">
            <text:p>Specifies the name of the form the element belongs t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s://www.w3schools.com/tags/att_formaction.asp" xlink:type="simple">formaction</text:a></text:p>
          </table:table-cell>
          <table:table-cell table:style-name="ce2" office:value-type="string" calcext:value-type="string">
            <text:p><text:a xlink:href="https://www.w3schools.com/tags/tag_button.asp" xlink:type="simple">&lt;button&gt;</text:a>, <text:a xlink:href="https://www.w3schools.com/tags/tag_input.asp" xlink:type="simple">&lt;input&gt;</text:a></text:p>
          </table:table-cell>
          <table:table-cell table:style-name="ce2" office:value-type="string" calcext:value-type="string">
            <text:p>Specifies where to send the form-data when a form is submitted. Only for type="submit"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s://www.w3schools.com/tags/att_headers.asp" xlink:type="simple">headers</text:a></text:p>
          </table:table-cell>
          <table:table-cell table:style-name="ce2" office:value-type="string" calcext:value-type="string">
            <text:p><text:a xlink:href="https://www.w3schools.com/tags/tag_td.asp" xlink:type="simple">&lt;td&gt;</text:a>, <text:a xlink:href="https://www.w3schools.com/tags/tag_th.asp" xlink:type="simple">&lt;th&gt;</text:a></text:p>
          </table:table-cell>
          <table:table-cell table:style-name="ce2" office:value-type="string" calcext:value-type="string">
            <text:p>Specifies one or more headers cells a cell is related t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s://www.w3schools.com/tags/att_height.asp" xlink:type="simple">height</text:a></text:p>
          </table:table-cell>
          <table:table-cell table:style-name="ce2" office:value-type="string" calcext:value-type="string">
            <text:p>&lt;canvas&gt;, <text:a xlink:href="https://www.w3schools.com/tags/tag_embed.asp" xlink:type="simple">&lt;embed&gt;</text:a>, <text:a xlink:href="https://www.w3schools.com/tags/tag_iframe.asp" xlink:type="simple">&lt;iframe&gt;</text:a>, <text:a xlink:href="https://www.w3schools.com/tags/tag_img.asp" xlink:type="simple">&lt;img&gt;</text:a>, <text:a xlink:href="https://www.w3schools.com/tags/tag_input.asp" xlink:type="simple">&lt;input&gt;</text:a>, <text:a xlink:href="https://www.w3schools.com/tags/tag_object.asp" xlink:type="simple">&lt;object&gt;</text:a>, <text:a xlink:href="https://www.w3schools.com/tags/tag_video.asp" xlink:type="simple">&lt;video&gt;</text:a></text:p>
          </table:table-cell>
          <table:table-cell table:style-name="ce2" office:value-type="string" calcext:value-type="string">
            <text:p>Specifies the height of the elemen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s://www.w3schools.com/tags/att_hidden.asp" xlink:type="simple">hidden</text:a></text:p>
          </table:table-cell>
          <table:table-cell table:style-name="ce2" office:value-type="string" calcext:value-type="string">
            <text:p><text:a xlink:href="https://www.w3schools.com/tags/ref_standardattributes.asp" xlink:type="simple">Global Attributes</text:a></text:p>
          </table:table-cell>
          <table:table-cell table:style-name="ce2" office:value-type="string" calcext:value-type="string">
            <text:p>Specifies that an element is not yet, or is no longer, relevan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s://www.w3schools.com/tags/att_high.asp" xlink:type="simple">high</text:a></text:p>
          </table:table-cell>
          <table:table-cell table:style-name="ce2" office:value-type="string" calcext:value-type="string">
            <text:p><text:a xlink:href="https://www.w3schools.com/tags/tag_meter.asp" xlink:type="simple">&lt;meter&gt;</text:a></text:p>
          </table:table-cell>
          <table:table-cell table:style-name="ce2" office:value-type="string" calcext:value-type="string">
            <text:p>Specifies the range that is considered to be a high valu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s://www.w3schools.com/tags/att_href.asp" xlink:type="simple">href</text:a></text:p>
          </table:table-cell>
          <table:table-cell table:style-name="ce2" office:value-type="string" calcext:value-type="string">
            <text:p><text:a xlink:href="https://www.w3schools.com/tags/tag_a.asp" xlink:type="simple">&lt;a&gt;</text:a>, <text:a xlink:href="https://www.w3schools.com/tags/tag_area.asp" xlink:type="simple">&lt;area&gt;</text:a>, <text:a xlink:href="https://www.w3schools.com/tags/tag_base.asp" xlink:type="simple">&lt;base&gt;</text:a>, <text:a xlink:href="https://www.w3schools.com/tags/tag_link.asp" xlink:type="simple">&lt;link&gt;</text:a></text:p>
          </table:table-cell>
          <table:table-cell table:style-name="ce2" office:value-type="string" calcext:value-type="string">
            <text:p>Specifies the URL of the page the link goes t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s://www.w3schools.com/tags/att_hreflang.asp" xlink:type="simple">hreflang</text:a></text:p>
          </table:table-cell>
          <table:table-cell table:style-name="ce2" office:value-type="string" calcext:value-type="string">
            <text:p><text:a xlink:href="https://www.w3schools.com/tags/tag_a.asp" xlink:type="simple">&lt;a&gt;</text:a>, <text:a xlink:href="https://www.w3schools.com/tags/tag_area.asp" xlink:type="simple">&lt;area&gt;</text:a>, <text:a xlink:href="https://www.w3schools.com/tags/tag_link.asp" xlink:type="simple">&lt;link&gt;</text:a></text:p>
          </table:table-cell>
          <table:table-cell table:style-name="ce2" office:value-type="string" calcext:value-type="string">
            <text:p>Specifies the language of the linked documen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s://www.w3schools.com/tags/att_http-equiv.asp" xlink:type="simple">http-equiv</text:a></text:p>
          </table:table-cell>
          <table:table-cell table:style-name="ce2" office:value-type="string" calcext:value-type="string">
            <text:p><text:a xlink:href="https://www.w3schools.com/tags/tag_meta.asp" xlink:type="simple">&lt;meta&gt;</text:a></text:p>
          </table:table-cell>
          <table:table-cell table:style-name="ce2" office:value-type="string" calcext:value-type="string">
            <text:p>Provides an HTTP header for the information/value of the content attribut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s://www.w3schools.com/tags/att_id.asp" xlink:type="simple">id</text:a></text:p>
          </table:table-cell>
          <table:table-cell table:style-name="ce2" office:value-type="string" calcext:value-type="string">
            <text:p><text:a xlink:href="https://www.w3schools.com/tags/ref_standardattributes.asp" xlink:type="simple">Global Attributes</text:a></text:p>
          </table:table-cell>
          <table:table-cell table:style-name="ce2" office:value-type="string" calcext:value-type="string">
            <text:p>Specifies a unique id for an elemen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s://www.w3schools.com/tags/att_ismap.asp" xlink:type="simple">ismap</text:a></text:p>
          </table:table-cell>
          <table:table-cell table:style-name="ce2" office:value-type="string" calcext:value-type="string">
            <text:p><text:a xlink:href="https://www.w3schools.com/tags/tag_img.asp" xlink:type="simple">&lt;img&gt;</text:a></text:p>
          </table:table-cell>
          <table:table-cell table:style-name="ce2" office:value-type="string" calcext:value-type="string">
            <text:p>Specifies an image as a server-side image-map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s://www.w3schools.com/tags/att_kind.asp" xlink:type="simple">kind</text:a></text:p>
          </table:table-cell>
          <table:table-cell table:style-name="ce2" office:value-type="string" calcext:value-type="string">
            <text:p><text:a xlink:href="https://www.w3schools.com/tags/tag_track.asp" xlink:type="simple">&lt;track&gt;</text:a></text:p>
          </table:table-cell>
          <table:table-cell table:style-name="ce2" office:value-type="string" calcext:value-type="string">
            <text:p>Specifies the kind of text track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s://www.w3schools.com/tags/att_label.asp" xlink:type="simple">label</text:a></text:p>
          </table:table-cell>
          <table:table-cell table:style-name="ce2" office:value-type="string" calcext:value-type="string">
            <text:p><text:a xlink:href="https://www.w3schools.com/tags/tag_track.asp" xlink:type="simple">&lt;track&gt;</text:a>, <text:a xlink:href="https://www.w3schools.com/tags/tag_option.asp" xlink:type="simple">&lt;option&gt;</text:a>, <text:a xlink:href="https://www.w3schools.com/tags/tag_optgroup.asp" xlink:type="simple">&lt;optgroup&gt;</text:a></text:p>
          </table:table-cell>
          <table:table-cell table:style-name="ce2" office:value-type="string" calcext:value-type="string">
            <text:p>Specifies the title of the text track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s://www.w3schools.com/tags/att_lang.asp" xlink:type="simple">lang</text:a></text:p>
          </table:table-cell>
          <table:table-cell table:style-name="ce2" office:value-type="string" calcext:value-type="string">
            <text:p><text:a xlink:href="https://www.w3schools.com/tags/ref_standardattributes.asp" xlink:type="simple">Global Attributes</text:a></text:p>
          </table:table-cell>
          <table:table-cell table:style-name="ce2" office:value-type="string" calcext:value-type="string">
            <text:p>Specifies the language of the element's conten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s://www.w3schools.com/tags/att_list.asp" xlink:type="simple">list</text:a></text:p>
          </table:table-cell>
          <table:table-cell table:style-name="ce2" office:value-type="string" calcext:value-type="string">
            <text:p><text:a xlink:href="https://www.w3schools.com/tags/tag_input.asp" xlink:type="simple">&lt;input&gt;</text:a></text:p>
          </table:table-cell>
          <table:table-cell table:style-name="ce2" office:value-type="string" calcext:value-type="string">
            <text:p>Refers to a &lt;datalist&gt; element that contains pre-defined options for an &lt;input&gt; elemen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s://www.w3schools.com/tags/att_loop.asp" xlink:type="simple">loop</text:a></text:p>
          </table:table-cell>
          <table:table-cell table:style-name="ce2" office:value-type="string" calcext:value-type="string">
            <text:p><text:a xlink:href="https://www.w3schools.com/tags/tag_audio.asp" xlink:type="simple">&lt;audio&gt;</text:a>, <text:a xlink:href="https://www.w3schools.com/tags/tag_video.asp" xlink:type="simple">&lt;video&gt;</text:a></text:p>
          </table:table-cell>
          <table:table-cell table:style-name="ce2" office:value-type="string" calcext:value-type="string">
            <text:p>Specifies that the audio/video will start over again, every time it is finishe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s://www.w3schools.com/tags/att_low.asp" xlink:type="simple">low</text:a></text:p>
          </table:table-cell>
          <table:table-cell table:style-name="ce2" office:value-type="string" calcext:value-type="string">
            <text:p><text:a xlink:href="https://www.w3schools.com/tags/tag_meter.asp" xlink:type="simple">&lt;meter&gt;</text:a></text:p>
          </table:table-cell>
          <table:table-cell table:style-name="ce2" office:value-type="string" calcext:value-type="string">
            <text:p>Specifies the range that is considered to be a low valu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s://www.w3schools.com/tags/att_max.asp" xlink:type="simple">max</text:a></text:p>
          </table:table-cell>
          <table:table-cell table:style-name="ce2" office:value-type="string" calcext:value-type="string">
            <text:p><text:a xlink:href="https://www.w3schools.com/tags/tag_input.asp" xlink:type="simple">&lt;input&gt;</text:a>, <text:a xlink:href="https://www.w3schools.com/tags/tag_meter.asp" xlink:type="simple">&lt;meter&gt;</text:a>, <text:a xlink:href="https://www.w3schools.com/tags/tag_progress.asp" xlink:type="simple">&lt;progress&gt;</text:a></text:p>
          </table:table-cell>
          <table:table-cell table:style-name="ce2" office:value-type="string" calcext:value-type="string">
            <text:p>Specifies the maximum valu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s://www.w3schools.com/tags/att_maxlength.asp" xlink:type="simple">maxlength</text:a></text:p>
          </table:table-cell>
          <table:table-cell table:style-name="ce2" office:value-type="string" calcext:value-type="string">
            <text:p><text:a xlink:href="https://www.w3schools.com/tags/tag_input.asp" xlink:type="simple">&lt;input&gt;</text:a>, <text:a xlink:href="https://www.w3schools.com/tags/tag_textarea.asp" xlink:type="simple">&lt;textarea&gt;</text:a></text:p>
          </table:table-cell>
          <table:table-cell table:style-name="ce2" office:value-type="string" calcext:value-type="string">
            <text:p>Specifies the maximum number of characters allowed in an elemen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s://www.w3schools.com/tags/att_media.asp" xlink:type="simple">media</text:a></text:p>
          </table:table-cell>
          <table:table-cell table:style-name="ce2" office:value-type="string" calcext:value-type="string">
            <text:p><text:a xlink:href="https://www.w3schools.com/tags/tag_a.asp" xlink:type="simple">&lt;a&gt;</text:a>, <text:a xlink:href="https://www.w3schools.com/tags/tag_area.asp" xlink:type="simple">&lt;area&gt;</text:a>, <text:a xlink:href="https://www.w3schools.com/tags/tag_link.asp" xlink:type="simple">&lt;link&gt;</text:a>, <text:a xlink:href="https://www.w3schools.com/tags/tag_source.asp" xlink:type="simple">&lt;source&gt;</text:a>, <text:a xlink:href="https://www.w3schools.com/tags/tag_style.asp" xlink:type="simple">&lt;style&gt;</text:a></text:p>
          </table:table-cell>
          <table:table-cell table:style-name="ce2" office:value-type="string" calcext:value-type="string">
            <text:p>Specifies what media/device the linked document is optimized for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s://www.w3schools.com/tags/att_method.asp" xlink:type="simple">method</text:a></text:p>
          </table:table-cell>
          <table:table-cell table:style-name="ce2" office:value-type="string" calcext:value-type="string">
            <text:p><text:a xlink:href="https://www.w3schools.com/tags/tag_form.asp" xlink:type="simple">&lt;form&gt;</text:a></text:p>
          </table:table-cell>
          <table:table-cell table:style-name="ce2" office:value-type="string" calcext:value-type="string">
            <text:p>Specifies the HTTP method to use when sending form-data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s://www.w3schools.com/tags/att_min.asp" xlink:type="simple">min</text:a></text:p>
          </table:table-cell>
          <table:table-cell table:style-name="ce2" office:value-type="string" calcext:value-type="string">
            <text:p><text:a xlink:href="https://www.w3schools.com/tags/tag_input.asp" xlink:type="simple">&lt;input&gt;</text:a>, <text:a xlink:href="https://www.w3schools.com/tags/tag_meter.asp" xlink:type="simple">&lt;meter&gt;</text:a></text:p>
          </table:table-cell>
          <table:table-cell table:style-name="ce2" office:value-type="string" calcext:value-type="string">
            <text:p>Specifies a minimum valu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s://www.w3schools.com/tags/att_multiple.asp" xlink:type="simple">multiple</text:a></text:p>
          </table:table-cell>
          <table:table-cell table:style-name="ce2" office:value-type="string" calcext:value-type="string">
            <text:p><text:a xlink:href="https://www.w3schools.com/tags/tag_input.asp" xlink:type="simple">&lt;input&gt;</text:a>, <text:a xlink:href="https://www.w3schools.com/tags/tag_select.asp" xlink:type="simple">&lt;select&gt;</text:a></text:p>
          </table:table-cell>
          <table:table-cell table:style-name="ce2" office:value-type="string" calcext:value-type="string">
            <text:p>Specifies that a user can enter more than one valu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s://www.w3schools.com/tags/att_muted.asp" xlink:type="simple">muted</text:a></text:p>
          </table:table-cell>
          <table:table-cell table:style-name="ce2" office:value-type="string" calcext:value-type="string">
            <text:p><text:a xlink:href="https://www.w3schools.com/tags/tag_video.asp" xlink:type="simple">&lt;video&gt;</text:a>, <text:a xlink:href="https://www.w3schools.com/tags/tag_audio.asp" xlink:type="simple">&lt;audio&gt;</text:a></text:p>
          </table:table-cell>
          <table:table-cell table:style-name="ce2" office:value-type="string" calcext:value-type="string">
            <text:p>Specifies that the audio output of the video should be mute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s://www.w3schools.com/tags/att_name.asp" xlink:type="simple">name</text:a></text:p>
          </table:table-cell>
          <table:table-cell table:style-name="ce2" office:value-type="string" calcext:value-type="string">
            <text:p><text:a xlink:href="https://www.w3schools.com/tags/tag_button.asp" xlink:type="simple">&lt;button&gt;</text:a>, <text:a xlink:href="https://www.w3schools.com/tags/tag_fieldset.asp" xlink:type="simple">&lt;fieldset&gt;</text:a>, <text:a xlink:href="https://www.w3schools.com/tags/tag_form.asp" xlink:type="simple">&lt;form&gt;</text:a>, <text:a xlink:href="https://www.w3schools.com/tags/tag_iframe.asp" xlink:type="simple">&lt;iframe&gt;</text:a>, <text:a xlink:href="https://www.w3schools.com/tags/tag_input.asp" xlink:type="simple">&lt;input&gt;</text:a>, <text:a xlink:href="https://www.w3schools.com/tags/tag_map.asp" xlink:type="simple">&lt;map&gt;</text:a>, <text:a xlink:href="https://www.w3schools.com/tags/tag_meta.asp" xlink:type="simple">&lt;meta&gt;</text:a>, <text:a xlink:href="https://www.w3schools.com/tags/tag_object.asp" xlink:type="simple">&lt;object&gt;</text:a>, <text:a xlink:href="https://www.w3schools.com/tags/tag_output.asp" xlink:type="simple">&lt;output&gt;</text:a>, <text:a xlink:href="https://www.w3schools.com/tags/tag_param.asp" xlink:type="simple">&lt;param&gt;</text:a>, <text:a xlink:href="https://www.w3schools.com/tags/tag_select.asp" xlink:type="simple">&lt;select&gt;</text:a>, <text:a xlink:href="https://www.w3schools.com/tags/tag_textarea.asp" xlink:type="simple">&lt;textarea&gt;</text:a></text:p>
          </table:table-cell>
          <table:table-cell table:style-name="ce2" office:value-type="string" calcext:value-type="string">
            <text:p>Specifies the name of the elemen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s://www.w3schools.com/tags/att_novalidate.asp" xlink:type="simple">novalidate</text:a></text:p>
          </table:table-cell>
          <table:table-cell table:style-name="ce2" office:value-type="string" calcext:value-type="string">
            <text:p><text:a xlink:href="https://www.w3schools.com/tags/tag_form.asp" xlink:type="simple">&lt;form&gt;</text:a></text:p>
          </table:table-cell>
          <table:table-cell table:style-name="ce2" office:value-type="string" calcext:value-type="string">
            <text:p>Specifies that the form should not be validated when submitte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s://www.w3schools.com/tags/att_onabort.asp" xlink:type="simple">onabort</text:a></text:p>
          </table:table-cell>
          <table:table-cell table:style-name="ce2" office:value-type="string" calcext:value-type="string">
            <text:p><text:a xlink:href="https://www.w3schools.com/tags/tag_audio.asp" xlink:type="simple">&lt;audio&gt;</text:a>, <text:a xlink:href="https://www.w3schools.com/tags/tag_embed.asp" xlink:type="simple">&lt;embed&gt;</text:a>, <text:a xlink:href="https://www.w3schools.com/tags/tag_img.asp" xlink:type="simple">&lt;img&gt;</text:a>, <text:a xlink:href="https://www.w3schools.com/tags/tag_object.asp" xlink:type="simple">&lt;object&gt;</text:a>, <text:a xlink:href="https://www.w3schools.com/tags/tag_video.asp" xlink:type="simple">&lt;video&gt;</text:a></text:p>
          </table:table-cell>
          <table:table-cell table:style-name="ce2" office:value-type="string" calcext:value-type="string">
            <text:p>Script to be run on abor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s://www.w3schools.com/tags/att_onafterprint.asp" xlink:type="simple">onafterprint</text:a></text:p>
          </table:table-cell>
          <table:table-cell table:style-name="ce2" office:value-type="string" calcext:value-type="string">
            <text:p><text:a xlink:href="https://www.w3schools.com/tags/tag_body.asp" xlink:type="simple">&lt;body&gt;</text:a></text:p>
          </table:table-cell>
          <table:table-cell table:style-name="ce2" office:value-type="string" calcext:value-type="string">
            <text:p>Script to be run after the document is printe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s://www.w3schools.com/tags/att_onbeforeprint.asp" xlink:type="simple">onbeforeprint</text:a></text:p>
          </table:table-cell>
          <table:table-cell table:style-name="ce2" office:value-type="string" calcext:value-type="string">
            <text:p><text:a xlink:href="https://www.w3schools.com/tags/tag_body.asp" xlink:type="simple">&lt;body&gt;</text:a></text:p>
          </table:table-cell>
          <table:table-cell table:style-name="ce2" office:value-type="string" calcext:value-type="string">
            <text:p>Script to be run before the document is printe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s://www.w3schools.com/tags/att_onbeforeunload.asp" xlink:type="simple">onbeforeunload</text:a></text:p>
          </table:table-cell>
          <table:table-cell table:style-name="ce2" office:value-type="string" calcext:value-type="string">
            <text:p><text:a xlink:href="https://www.w3schools.com/tags/tag_body.asp" xlink:type="simple">&lt;body&gt;</text:a></text:p>
          </table:table-cell>
          <table:table-cell table:style-name="ce2" office:value-type="string" calcext:value-type="string">
            <text:p>Script to be run when the document is about to be unloade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s://www.w3schools.com/tags/att_onblur.asp" xlink:type="simple">onblur</text:a></text:p>
          </table:table-cell>
          <table:table-cell table:style-name="ce2" office:value-type="string" calcext:value-type="string">
            <text:p>All visible elements.</text:p>
          </table:table-cell>
          <table:table-cell table:style-name="ce2" office:value-type="string" calcext:value-type="string">
            <text:p>Script to be run when the element loses focus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s://www.w3schools.com/tags/att_oncanplay.asp" xlink:type="simple">oncanplay</text:a></text:p>
          </table:table-cell>
          <table:table-cell table:style-name="ce2" office:value-type="string" calcext:value-type="string">
            <text:p><text:a xlink:href="https://www.w3schools.com/tags/tag_audio.asp" xlink:type="simple">&lt;audio&gt;</text:a>, <text:a xlink:href="https://www.w3schools.com/tags/tag_embed.asp" xlink:type="simple">&lt;embed&gt;</text:a>, <text:a xlink:href="https://www.w3schools.com/tags/tag_object.asp" xlink:type="simple">&lt;object&gt;</text:a>, <text:a xlink:href="https://www.w3schools.com/tags/tag_video.asp" xlink:type="simple">&lt;video&gt;</text:a></text:p>
          </table:table-cell>
          <table:table-cell table:style-name="ce2" office:value-type="string" calcext:value-type="string">
            <text:p>Script to be run when a file is ready to start playing (when it has buffered enough to begin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s://www.w3schools.com/tags/att_oncanplaythrough.asp" xlink:type="simple">oncanplaythrough</text:a></text:p>
          </table:table-cell>
          <table:table-cell table:style-name="ce2" office:value-type="string" calcext:value-type="string">
            <text:p><text:a xlink:href="https://www.w3schools.com/tags/tag_audio.asp" xlink:type="simple">&lt;audio&gt;</text:a>, <text:a xlink:href="https://www.w3schools.com/tags/tag_video.asp" xlink:type="simple">&lt;video&gt;</text:a></text:p>
          </table:table-cell>
          <table:table-cell table:style-name="ce2" office:value-type="string" calcext:value-type="string">
            <text:p>Script to be run when a file can be played all the way to the end without pausing for buffer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s://www.w3schools.com/tags/att_onchange.asp" xlink:type="simple">onchange</text:a></text:p>
          </table:table-cell>
          <table:table-cell table:style-name="ce2" office:value-type="string" calcext:value-type="string">
            <text:p>All visible elements.</text:p>
          </table:table-cell>
          <table:table-cell table:style-name="ce2" office:value-type="string" calcext:value-type="string">
            <text:p>Script to be run when the value of the element is change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s://www.w3schools.com/tags/att_onclick.asp" xlink:type="simple">onclick</text:a></text:p>
          </table:table-cell>
          <table:table-cell table:style-name="ce2" office:value-type="string" calcext:value-type="string">
            <text:p>All visible elements.</text:p>
          </table:table-cell>
          <table:table-cell table:style-name="ce2" office:value-type="string" calcext:value-type="string">
            <text:p>Script to be run when the element is being clicke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s://www.w3schools.com/tags/att_oncontextmenu.asp" xlink:type="simple">oncontextmenu</text:a></text:p>
          </table:table-cell>
          <table:table-cell table:style-name="ce2" office:value-type="string" calcext:value-type="string">
            <text:p>All visible elements.</text:p>
          </table:table-cell>
          <table:table-cell table:style-name="ce2" office:value-type="string" calcext:value-type="string">
            <text:p>Script to be run when a context menu is triggere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s://www.w3schools.com/tags/att_oncopy.asp" xlink:type="simple">oncopy</text:a></text:p>
          </table:table-cell>
          <table:table-cell table:style-name="ce2" office:value-type="string" calcext:value-type="string">
            <text:p>All visible elements.</text:p>
          </table:table-cell>
          <table:table-cell table:style-name="ce2" office:value-type="string" calcext:value-type="string">
            <text:p>Script to be run when the content of the element is being copie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s://www.w3schools.com/tags/att_oncuechange.asp" xlink:type="simple">oncuechange</text:a></text:p>
          </table:table-cell>
          <table:table-cell table:style-name="ce2" office:value-type="string" calcext:value-type="string">
            <text:p><text:a xlink:href="https://www.w3schools.com/tags/tag_track.asp" xlink:type="simple">&lt;track&gt;</text:a></text:p>
          </table:table-cell>
          <table:table-cell table:style-name="ce2" office:value-type="string" calcext:value-type="string">
            <text:p>Script to be run when the cue changes in a <text:a xlink:href="https://www.w3schools.com/tags/tag_track.asp" xlink:type="simple">&lt;track&gt;</text:a> elemen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s://www.w3schools.com/tags/att_oncut.asp" xlink:type="simple">oncut</text:a></text:p>
          </table:table-cell>
          <table:table-cell table:style-name="ce2" office:value-type="string" calcext:value-type="string">
            <text:p>All visible elements.</text:p>
          </table:table-cell>
          <table:table-cell table:style-name="ce2" office:value-type="string" calcext:value-type="string">
            <text:p>Script to be run when the content of the element is being cu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s://www.w3schools.com/tags/att_ondblclick.asp" xlink:type="simple">ondblclick</text:a></text:p>
          </table:table-cell>
          <table:table-cell table:style-name="ce2" office:value-type="string" calcext:value-type="string">
            <text:p>All visible elements.</text:p>
          </table:table-cell>
          <table:table-cell table:style-name="ce2" office:value-type="string" calcext:value-type="string">
            <text:p>Script to be run when the element is being double-clicke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s://www.w3schools.com/tags/att_ondrag.asp" xlink:type="simple">ondrag</text:a></text:p>
          </table:table-cell>
          <table:table-cell table:style-name="ce2" office:value-type="string" calcext:value-type="string">
            <text:p>All visible elements.</text:p>
          </table:table-cell>
          <table:table-cell table:style-name="ce2" office:value-type="string" calcext:value-type="string">
            <text:p>Script to be run when the element is being dragge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s://www.w3schools.com/tags/att_ondragend.asp" xlink:type="simple">ondragend</text:a></text:p>
          </table:table-cell>
          <table:table-cell table:style-name="ce2" office:value-type="string" calcext:value-type="string">
            <text:p>All visible elements.</text:p>
          </table:table-cell>
          <table:table-cell table:style-name="ce2" office:value-type="string" calcext:value-type="string">
            <text:p>Script to be run at the end of a drag operation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s://www.w3schools.com/tags/att_ondragenter.asp" xlink:type="simple">ondragenter</text:a></text:p>
          </table:table-cell>
          <table:table-cell table:style-name="ce2" office:value-type="string" calcext:value-type="string">
            <text:p>All visible elements.</text:p>
          </table:table-cell>
          <table:table-cell table:style-name="ce2" office:value-type="string" calcext:value-type="string">
            <text:p>Script to be run when an element has been dragged to a valid drop targ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s://www.w3schools.com/tags/att_ondragleave.asp" xlink:type="simple">ondragleave</text:a></text:p>
          </table:table-cell>
          <table:table-cell table:style-name="ce2" office:value-type="string" calcext:value-type="string">
            <text:p>All visible elements.</text:p>
          </table:table-cell>
          <table:table-cell table:style-name="ce2" office:value-type="string" calcext:value-type="string">
            <text:p>Script to be run when an element leaves a valid drop targ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s://www.w3schools.com/tags/att_ondragover.asp" xlink:type="simple">ondragover</text:a></text:p>
          </table:table-cell>
          <table:table-cell table:style-name="ce2" office:value-type="string" calcext:value-type="string">
            <text:p>All visible elements.</text:p>
          </table:table-cell>
          <table:table-cell table:style-name="ce2" office:value-type="string" calcext:value-type="string">
            <text:p>Script to be run when an element is being dragged over a valid drop targ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s://www.w3schools.com/tags/att_ondragstart.asp" xlink:type="simple">ondragstart</text:a></text:p>
          </table:table-cell>
          <table:table-cell table:style-name="ce2" office:value-type="string" calcext:value-type="string">
            <text:p>All visible elements.</text:p>
          </table:table-cell>
          <table:table-cell table:style-name="ce2" office:value-type="string" calcext:value-type="string">
            <text:p>Script to be run at the start of a drag operation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s://www.w3schools.com/tags/att_ondrop.asp" xlink:type="simple">ondrop</text:a></text:p>
          </table:table-cell>
          <table:table-cell table:style-name="ce2" office:value-type="string" calcext:value-type="string">
            <text:p>All visible elements.</text:p>
          </table:table-cell>
          <table:table-cell table:style-name="ce2" office:value-type="string" calcext:value-type="string">
            <text:p>Script to be run when dragged element is being droppe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s://www.w3schools.com/tags/att_ondurationchange.asp" xlink:type="simple">ondurationchange</text:a></text:p>
          </table:table-cell>
          <table:table-cell table:style-name="ce2" office:value-type="string" calcext:value-type="string">
            <text:p><text:a xlink:href="https://www.w3schools.com/tags/tag_audio.asp" xlink:type="simple">&lt;audio&gt;</text:a>, <text:a xlink:href="https://www.w3schools.com/tags/tag_video.asp" xlink:type="simple">&lt;video&gt;</text:a></text:p>
          </table:table-cell>
          <table:table-cell table:style-name="ce2" office:value-type="string" calcext:value-type="string">
            <text:p>Script to be run when the length of the media changes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s://www.w3schools.com/tags/att_onemptied.asp" xlink:type="simple">onemptied</text:a></text:p>
          </table:table-cell>
          <table:table-cell table:style-name="ce2" office:value-type="string" calcext:value-type="string">
            <text:p><text:a xlink:href="https://www.w3schools.com/tags/tag_audio.asp" xlink:type="simple">&lt;audio&gt;</text:a>, <text:a xlink:href="https://www.w3schools.com/tags/tag_video.asp" xlink:type="simple">&lt;video&gt;</text:a></text:p>
          </table:table-cell>
          <table:table-cell table:style-name="ce2" office:value-type="string" calcext:value-type="string">
            <text:p>Script to be run when something bad happens and the file is suddenly unavailable (like unexpectedly disconnects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s://www.w3schools.com/tags/att_onended.asp" xlink:type="simple">onended</text:a></text:p>
          </table:table-cell>
          <table:table-cell table:style-name="ce2" office:value-type="string" calcext:value-type="string">
            <text:p><text:a xlink:href="https://www.w3schools.com/tags/tag_audio.asp" xlink:type="simple">&lt;audio&gt;</text:a>, <text:a xlink:href="https://www.w3schools.com/tags/tag_video.asp" xlink:type="simple">&lt;video&gt;</text:a></text:p>
          </table:table-cell>
          <table:table-cell table:style-name="ce2" office:value-type="string" calcext:value-type="string">
            <text:p>Script to be run when the media has reach the end (a useful event for messages like "thanks for listening"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s://www.w3schools.com/tags/att_onerror.asp" xlink:type="simple">onerror</text:a></text:p>
          </table:table-cell>
          <table:table-cell table:style-name="ce2" office:value-type="string" calcext:value-type="string">
            <text:p><text:a xlink:href="https://www.w3schools.com/tags/tag_audio.asp" xlink:type="simple">&lt;audio&gt;</text:a>, <text:a xlink:href="https://www.w3schools.com/tags/tag_body.asp" xlink:type="simple">&lt;body&gt;</text:a>, <text:a xlink:href="https://www.w3schools.com/tags/tag_embed.asp" xlink:type="simple">&lt;embed&gt;</text:a>, <text:a xlink:href="https://www.w3schools.com/tags/tag_img.asp" xlink:type="simple">&lt;img&gt;</text:a>, <text:a xlink:href="https://www.w3schools.com/tags/tag_object.asp" xlink:type="simple">&lt;object&gt;</text:a>, <text:a xlink:href="https://www.w3schools.com/tags/tag_script.asp" xlink:type="simple">&lt;script&gt;</text:a>, <text:a xlink:href="https://www.w3schools.com/tags/tag_style.asp" xlink:type="simple">&lt;style&gt;</text:a>, <text:a xlink:href="https://www.w3schools.com/tags/tag_video.asp" xlink:type="simple">&lt;video&gt;</text:a></text:p>
          </table:table-cell>
          <table:table-cell table:style-name="ce2" office:value-type="string" calcext:value-type="string">
            <text:p>Script to be run when an error occurs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s://www.w3schools.com/tags/att_onfocus.asp" xlink:type="simple">onfocus</text:a></text:p>
          </table:table-cell>
          <table:table-cell table:style-name="ce2" office:value-type="string" calcext:value-type="string">
            <text:p>All visible elements.</text:p>
          </table:table-cell>
          <table:table-cell table:style-name="ce2" office:value-type="string" calcext:value-type="string">
            <text:p>Script to be run when the element gets focus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s://www.w3schools.com/tags/att_onhashchange.asp" xlink:type="simple">onhashchange</text:a></text:p>
          </table:table-cell>
          <table:table-cell table:style-name="ce2" office:value-type="string" calcext:value-type="string">
            <text:p><text:a xlink:href="https://www.w3schools.com/tags/tag_body.asp" xlink:type="simple">&lt;body&gt;</text:a></text:p>
          </table:table-cell>
          <table:table-cell table:style-name="ce2" office:value-type="string" calcext:value-type="string">
            <text:p>Script to be run when there has been changes to the anchor part of the a URL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s://www.w3schools.com/tags/att_oninput.asp" xlink:type="simple">oninput</text:a></text:p>
          </table:table-cell>
          <table:table-cell table:style-name="ce2" office:value-type="string" calcext:value-type="string">
            <text:p>All visible elements.</text:p>
          </table:table-cell>
          <table:table-cell table:style-name="ce2" office:value-type="string" calcext:value-type="string">
            <text:p>Script to be run when the element gets user inpu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s://www.w3schools.com/tags/att_oninvalid.asp" xlink:type="simple">oninvalid</text:a></text:p>
          </table:table-cell>
          <table:table-cell table:style-name="ce2" office:value-type="string" calcext:value-type="string">
            <text:p>All visible elements.</text:p>
          </table:table-cell>
          <table:table-cell table:style-name="ce2" office:value-type="string" calcext:value-type="string">
            <text:p>Script to be run when the element is inval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s://www.w3schools.com/tags/att_onkeydown.asp" xlink:type="simple">onkeydown</text:a></text:p>
          </table:table-cell>
          <table:table-cell table:style-name="ce2" office:value-type="string" calcext:value-type="string">
            <text:p>All visible elements.</text:p>
          </table:table-cell>
          <table:table-cell table:style-name="ce2" office:value-type="string" calcext:value-type="string">
            <text:p>Script to be run when a user is pressing a key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s://www.w3schools.com/tags/att_onkeypress.asp" xlink:type="simple">onkeypress</text:a></text:p>
          </table:table-cell>
          <table:table-cell table:style-name="ce2" office:value-type="string" calcext:value-type="string">
            <text:p>All visible elements.</text:p>
          </table:table-cell>
          <table:table-cell table:style-name="ce2" office:value-type="string" calcext:value-type="string">
            <text:p>Script to be run when a user presses a key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s://www.w3schools.com/tags/att_onkeyup.asp" xlink:type="simple">onkeyup</text:a></text:p>
          </table:table-cell>
          <table:table-cell table:style-name="ce2" office:value-type="string" calcext:value-type="string">
            <text:p>All visible elements.</text:p>
          </table:table-cell>
          <table:table-cell table:style-name="ce2" office:value-type="string" calcext:value-type="string">
            <text:p>Script to be run when a user releases a key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s://www.w3schools.com/tags/att_onload.asp" xlink:type="simple">onload</text:a></text:p>
          </table:table-cell>
          <table:table-cell table:style-name="ce2" office:value-type="string" calcext:value-type="string">
            <text:p><text:a xlink:href="https://www.w3schools.com/tags/tag_body.asp" xlink:type="simple">&lt;body&gt;</text:a>, <text:a xlink:href="https://www.w3schools.com/tags/tag_iframe.asp" xlink:type="simple">&lt;iframe&gt;</text:a>, <text:a xlink:href="https://www.w3schools.com/tags/tag_img.asp" xlink:type="simple">&lt;img&gt;</text:a>, <text:a xlink:href="https://www.w3schools.com/tags/tag_input.asp" xlink:type="simple">&lt;input&gt;</text:a>, <text:a xlink:href="https://www.w3schools.com/tags/tag_link.asp" xlink:type="simple">&lt;link&gt;</text:a>, <text:a xlink:href="https://www.w3schools.com/tags/tag_script.asp" xlink:type="simple">&lt;script&gt;</text:a>, <text:a xlink:href="https://www.w3schools.com/tags/tag_style.asp" xlink:type="simple">&lt;style&gt;</text:a></text:p>
          </table:table-cell>
          <table:table-cell table:style-name="ce2" office:value-type="string" calcext:value-type="string">
            <text:p>Script to be run when the element is finished loa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s://www.w3schools.com/tags/att_onloadeddata.asp" xlink:type="simple">onloadeddata</text:a></text:p>
          </table:table-cell>
          <table:table-cell table:style-name="ce2" office:value-type="string" calcext:value-type="string">
            <text:p><text:a xlink:href="https://www.w3schools.com/tags/tag_audio.asp" xlink:type="simple">&lt;audio&gt;</text:a>, <text:a xlink:href="https://www.w3schools.com/tags/tag_video.asp" xlink:type="simple">&lt;video&gt;</text:a></text:p>
          </table:table-cell>
          <table:table-cell table:style-name="ce2" office:value-type="string" calcext:value-type="string">
            <text:p>Script to be run when media data is loade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s://www.w3schools.com/tags/att_onloadedmetadata.asp" xlink:type="simple">onloadedmetadata</text:a></text:p>
          </table:table-cell>
          <table:table-cell table:style-name="ce2" office:value-type="string" calcext:value-type="string">
            <text:p><text:a xlink:href="https://www.w3schools.com/tags/tag_audio.asp" xlink:type="simple">&lt;audio&gt;</text:a>, <text:a xlink:href="https://www.w3schools.com/tags/tag_video.asp" xlink:type="simple">&lt;video&gt;</text:a></text:p>
          </table:table-cell>
          <table:table-cell table:style-name="ce2" office:value-type="string" calcext:value-type="string">
            <text:p>Script to be run when meta data (like dimensions and duration) are loade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s://www.w3schools.com/tags/att_onloadstart.asp" xlink:type="simple">onloadstart</text:a></text:p>
          </table:table-cell>
          <table:table-cell table:style-name="ce2" office:value-type="string" calcext:value-type="string">
            <text:p><text:a xlink:href="https://www.w3schools.com/tags/tag_audio.asp" xlink:type="simple">&lt;audio&gt;</text:a>, <text:a xlink:href="https://www.w3schools.com/tags/tag_video.asp" xlink:type="simple">&lt;video&gt;</text:a></text:p>
          </table:table-cell>
          <table:table-cell table:style-name="ce2" office:value-type="string" calcext:value-type="string">
            <text:p>Script to be run just as the file begins to load before anything is actually loade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s://www.w3schools.com/tags/att_onmousedown.asp" xlink:type="simple">onmousedown</text:a></text:p>
          </table:table-cell>
          <table:table-cell table:style-name="ce2" office:value-type="string" calcext:value-type="string">
            <text:p>All visible elements.</text:p>
          </table:table-cell>
          <table:table-cell table:style-name="ce2" office:value-type="string" calcext:value-type="string">
            <text:p>Script to be run when a mouse button is pressed down on an elemen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s://www.w3schools.com/tags/att_onmousemove.asp" xlink:type="simple">onmousemove</text:a></text:p>
          </table:table-cell>
          <table:table-cell table:style-name="ce2" office:value-type="string" calcext:value-type="string">
            <text:p>All visible elements.</text:p>
          </table:table-cell>
          <table:table-cell table:style-name="ce2" office:value-type="string" calcext:value-type="string">
            <text:p>Script to be run as long as the  mouse pointer is moving over an elemen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s://www.w3schools.com/tags/att_onmouseout.asp" xlink:type="simple">onmouseout</text:a></text:p>
          </table:table-cell>
          <table:table-cell table:style-name="ce2" office:value-type="string" calcext:value-type="string">
            <text:p>All visible elements.</text:p>
          </table:table-cell>
          <table:table-cell table:style-name="ce2" office:value-type="string" calcext:value-type="string">
            <text:p>Script to be run when a mouse pointer moves out of an elemen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s://www.w3schools.com/tags/att_onmouseover.asp" xlink:type="simple">onmouseover</text:a></text:p>
          </table:table-cell>
          <table:table-cell table:style-name="ce2" office:value-type="string" calcext:value-type="string">
            <text:p>All visible elements.</text:p>
          </table:table-cell>
          <table:table-cell table:style-name="ce2" office:value-type="string" calcext:value-type="string">
            <text:p>Script to be run when a mouse pointer moves over an elemen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s://www.w3schools.com/tags/att_onmouseup.asp" xlink:type="simple">onmouseup</text:a></text:p>
          </table:table-cell>
          <table:table-cell table:style-name="ce2" office:value-type="string" calcext:value-type="string">
            <text:p>All visible elements.</text:p>
          </table:table-cell>
          <table:table-cell table:style-name="ce2" office:value-type="string" calcext:value-type="string">
            <text:p>Script to be run when a mouse button is released over an elemen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s://www.w3schools.com/tags/att_onmousewheel.asp" xlink:type="simple">onmousewheel</text:a></text:p>
          </table:table-cell>
          <table:table-cell table:style-name="ce2" office:value-type="string" calcext:value-type="string">
            <text:p>All visible elements.</text:p>
          </table:table-cell>
          <table:table-cell table:style-name="ce2" office:value-type="string" calcext:value-type="string">
            <text:p>Script to be run when a mouse wheel is being scrolled over an elemen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s://www.w3schools.com/tags/att_onoffline.asp" xlink:type="simple">onoffline</text:a></text:p>
          </table:table-cell>
          <table:table-cell table:style-name="ce2" office:value-type="string" calcext:value-type="string">
            <text:p><text:a xlink:href="https://www.w3schools.com/tags/tag_body.asp" xlink:type="simple">&lt;body&gt;</text:a></text:p>
          </table:table-cell>
          <table:table-cell table:style-name="ce2" office:value-type="string" calcext:value-type="string">
            <text:p>Script to be run when the browser starts to work offlin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s://www.w3schools.com/tags/att_ononline.asp" xlink:type="simple">ononline</text:a></text:p>
          </table:table-cell>
          <table:table-cell table:style-name="ce2" office:value-type="string" calcext:value-type="string">
            <text:p><text:a xlink:href="https://www.w3schools.com/tags/tag_body.asp" xlink:type="simple">&lt;body&gt;</text:a></text:p>
          </table:table-cell>
          <table:table-cell table:style-name="ce2" office:value-type="string" calcext:value-type="string">
            <text:p>Script to be run when the browser starts to work onlin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npagehide</text:p>
          </table:table-cell>
          <table:table-cell table:style-name="ce2" office:value-type="string" calcext:value-type="string">
            <text:p><text:a xlink:href="https://www.w3schools.com/tags/tag_body.asp" xlink:type="simple">&lt;body&gt;</text:a></text:p>
          </table:table-cell>
          <table:table-cell table:style-name="ce2" office:value-type="string" calcext:value-type="string">
            <text:p>Script to be run when a user navigates away from a pag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s://www.w3schools.com/tags/att_onpageshow.asp" xlink:type="simple">onpageshow</text:a></text:p>
          </table:table-cell>
          <table:table-cell table:style-name="ce2" office:value-type="string" calcext:value-type="string">
            <text:p><text:a xlink:href="https://www.w3schools.com/tags/tag_body.asp" xlink:type="simple">&lt;body&gt;</text:a></text:p>
          </table:table-cell>
          <table:table-cell table:style-name="ce2" office:value-type="string" calcext:value-type="string">
            <text:p>Script to be run when a user navigates to a pag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s://www.w3schools.com/tags/att_onpaste.asp" xlink:type="simple">onpaste</text:a></text:p>
          </table:table-cell>
          <table:table-cell table:style-name="ce2" office:value-type="string" calcext:value-type="string">
            <text:p>All visible elements.</text:p>
          </table:table-cell>
          <table:table-cell table:style-name="ce2" office:value-type="string" calcext:value-type="string">
            <text:p>Script to be run when the user pastes some content in an elemen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s://www.w3schools.com/tags/att_onpause.asp" xlink:type="simple">onpause</text:a></text:p>
          </table:table-cell>
          <table:table-cell table:style-name="ce2" office:value-type="string" calcext:value-type="string">
            <text:p><text:a xlink:href="https://www.w3schools.com/tags/tag_audio.asp" xlink:type="simple">&lt;audio&gt;</text:a>, <text:a xlink:href="https://www.w3schools.com/tags/tag_video.asp" xlink:type="simple">&lt;video&gt;</text:a></text:p>
          </table:table-cell>
          <table:table-cell table:style-name="ce2" office:value-type="string" calcext:value-type="string">
            <text:p>Script to be run when the media is paused either by the user or programmatically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s://www.w3schools.com/tags/att_onplay.asp" xlink:type="simple">onplay</text:a></text:p>
          </table:table-cell>
          <table:table-cell table:style-name="ce2" office:value-type="string" calcext:value-type="string">
            <text:p><text:a xlink:href="https://www.w3schools.com/tags/tag_audio.asp" xlink:type="simple">&lt;audio&gt;</text:a>, <text:a xlink:href="https://www.w3schools.com/tags/tag_video.asp" xlink:type="simple">&lt;video&gt;</text:a></text:p>
          </table:table-cell>
          <table:table-cell table:style-name="ce2" office:value-type="string" calcext:value-type="string">
            <text:p>Script to be run when the media has started play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s://www.w3schools.com/tags/att_onplaying.asp" xlink:type="simple">onplaying</text:a></text:p>
          </table:table-cell>
          <table:table-cell table:style-name="ce2" office:value-type="string" calcext:value-type="string">
            <text:p><text:a xlink:href="https://www.w3schools.com/tags/tag_audio.asp" xlink:type="simple">&lt;audio&gt;</text:a>, <text:a xlink:href="https://www.w3schools.com/tags/tag_video.asp" xlink:type="simple">&lt;video&gt;</text:a></text:p>
          </table:table-cell>
          <table:table-cell table:style-name="ce2" office:value-type="string" calcext:value-type="string">
            <text:p>Script to be run when the media has started play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npopstate</text:p>
          </table:table-cell>
          <table:table-cell table:style-name="ce2" office:value-type="string" calcext:value-type="string">
            <text:p><text:a xlink:href="https://www.w3schools.com/tags/tag_body.asp" xlink:type="simple">&lt;body&gt;</text:a></text:p>
          </table:table-cell>
          <table:table-cell table:style-name="ce2" office:value-type="string" calcext:value-type="string">
            <text:p>Script to be run when the window's history changes.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s://www.w3schools.com/tags/att_onprogress.asp" xlink:type="simple">onprogress</text:a></text:p>
          </table:table-cell>
          <table:table-cell table:style-name="ce2" office:value-type="string" calcext:value-type="string">
            <text:p><text:a xlink:href="https://www.w3schools.com/tags/tag_audio.asp" xlink:type="simple">&lt;audio&gt;</text:a>, <text:a xlink:href="https://www.w3schools.com/tags/tag_video.asp" xlink:type="simple">&lt;video&gt;</text:a></text:p>
          </table:table-cell>
          <table:table-cell table:style-name="ce2" office:value-type="string" calcext:value-type="string">
            <text:p>Script to be run when the browser is in the process of getting the media data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s://www.w3schools.com/tags/att_onratechange.asp" xlink:type="simple">onratechange</text:a></text:p>
          </table:table-cell>
          <table:table-cell table:style-name="ce2" office:value-type="string" calcext:value-type="string">
            <text:p><text:a xlink:href="https://www.w3schools.com/tags/tag_audio.asp" xlink:type="simple">&lt;audio&gt;</text:a>, <text:a xlink:href="https://www.w3schools.com/tags/tag_video.asp" xlink:type="simple">&lt;video&gt;</text:a></text:p>
          </table:table-cell>
          <table:table-cell table:style-name="ce2" office:value-type="string" calcext:value-type="string">
            <text:p>Script to be run each time the playback rate changes (like when a user switches to a slow motion or fast forward mode).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s://www.w3schools.com/tags/att_onreset.asp" xlink:type="simple">onreset</text:a></text:p>
          </table:table-cell>
          <table:table-cell table:style-name="ce2" office:value-type="string" calcext:value-type="string">
            <text:p><text:a xlink:href="https://www.w3schools.com/tags/tag_form.asp" xlink:type="simple">&lt;form&gt;</text:a></text:p>
          </table:table-cell>
          <table:table-cell table:style-name="ce2" office:value-type="string" calcext:value-type="string">
            <text:p>Script to be run when a reset button in a form is clicked.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s://www.w3schools.com/tags/att_onresize.asp" xlink:type="simple">onresize</text:a></text:p>
          </table:table-cell>
          <table:table-cell table:style-name="ce2" office:value-type="string" calcext:value-type="string">
            <text:p><text:a xlink:href="https://www.w3schools.com/tags/tag_body.asp" xlink:type="simple">&lt;body&gt;</text:a></text:p>
          </table:table-cell>
          <table:table-cell table:style-name="ce2" office:value-type="string" calcext:value-type="string">
            <text:p>Script to be run when the browser window is being resized.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s://www.w3schools.com/tags/att_onscroll.asp" xlink:type="simple">onscroll</text:a></text:p>
          </table:table-cell>
          <table:table-cell table:style-name="ce2" office:value-type="string" calcext:value-type="string">
            <text:p>All visible elements.</text:p>
          </table:table-cell>
          <table:table-cell table:style-name="ce2" office:value-type="string" calcext:value-type="string">
            <text:p>Script to be run when an element's scrollbar is being scrolle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s://www.w3schools.com/tags/att_onsearch.asp" xlink:type="simple">onsearch</text:a></text:p>
          </table:table-cell>
          <table:table-cell table:style-name="ce2" office:value-type="string" calcext:value-type="string">
            <text:p><text:a xlink:href="https://www.w3schools.com/tags/tag_input.asp" xlink:type="simple">&lt;input&gt;</text:a></text:p>
          </table:table-cell>
          <table:table-cell table:style-name="ce2" office:value-type="string" calcext:value-type="string">
            <text:p>Script to be run when the user writes something in a search field (for &lt;input="search"&gt;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s://www.w3schools.com/tags/att_onseeked.asp" xlink:type="simple">onseeked</text:a></text:p>
          </table:table-cell>
          <table:table-cell table:style-name="ce2" office:value-type="string" calcext:value-type="string">
            <text:p><text:a xlink:href="https://www.w3schools.com/tags/tag_audio.asp" xlink:type="simple">&lt;audio&gt;</text:a>, <text:a xlink:href="https://www.w3schools.com/tags/tag_video.asp" xlink:type="simple">&lt;video&gt;</text:a></text:p>
          </table:table-cell>
          <table:table-cell table:style-name="ce2" office:value-type="string" calcext:value-type="string">
            <text:p>Script to be run when the seeking attribute is set to false indicating that seeking has ende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s://www.w3schools.com/tags/att_onseeking.asp" xlink:type="simple">onseeking</text:a></text:p>
          </table:table-cell>
          <table:table-cell table:style-name="ce2" office:value-type="string" calcext:value-type="string">
            <text:p><text:a xlink:href="https://www.w3schools.com/tags/tag_audio.asp" xlink:type="simple">&lt;audio&gt;</text:a>, <text:a xlink:href="https://www.w3schools.com/tags/tag_video.asp" xlink:type="simple">&lt;video&gt;</text:a></text:p>
          </table:table-cell>
          <table:table-cell table:style-name="ce2" office:value-type="string" calcext:value-type="string">
            <text:p>Script to be run when the seeking attribute is set to true indicating that seeking is act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s://www.w3schools.com/tags/att_onselect.asp" xlink:type="simple">onselect</text:a></text:p>
          </table:table-cell>
          <table:table-cell table:style-name="ce2" office:value-type="string" calcext:value-type="string">
            <text:p>All visible elements.</text:p>
          </table:table-cell>
          <table:table-cell table:style-name="ce2" office:value-type="string" calcext:value-type="string">
            <text:p>Script to be run when the element gets selecte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s://www.w3schools.com/tags/att_onstalled.asp" xlink:type="simple">onstalled</text:a></text:p>
          </table:table-cell>
          <table:table-cell table:style-name="ce2" office:value-type="string" calcext:value-type="string">
            <text:p><text:a xlink:href="https://www.w3schools.com/tags/tag_audio.asp" xlink:type="simple">&lt;audio&gt;</text:a>, <text:a xlink:href="https://www.w3schools.com/tags/tag_video.asp" xlink:type="simple">&lt;video&gt;</text:a></text:p>
          </table:table-cell>
          <table:table-cell table:style-name="ce2" office:value-type="string" calcext:value-type="string">
            <text:p>Script to be run when the browser is unable to fetch the media data for whatever reason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nstorage</text:p>
          </table:table-cell>
          <table:table-cell table:style-name="ce2" office:value-type="string" calcext:value-type="string">
            <text:p><text:a xlink:href="https://www.w3schools.com/tags/tag_body.asp" xlink:type="simple">&lt;body&gt;</text:a></text:p>
          </table:table-cell>
          <table:table-cell table:style-name="ce2" office:value-type="string" calcext:value-type="string">
            <text:p>Script to be run when a Web Storage area is update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s://www.w3schools.com/tags/att_onsubmit.asp" xlink:type="simple">onsubmit</text:a></text:p>
          </table:table-cell>
          <table:table-cell table:style-name="ce2" office:value-type="string" calcext:value-type="string">
            <text:p><text:a xlink:href="https://www.w3schools.com/tags/tag_form.asp" xlink:type="simple">&lt;form&gt;</text:a></text:p>
          </table:table-cell>
          <table:table-cell table:style-name="ce2" office:value-type="string" calcext:value-type="string">
            <text:p>Script to be run when a form is submitte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s://www.w3schools.com/tags/att_onsuspend.asp" xlink:type="simple">onsuspend</text:a></text:p>
          </table:table-cell>
          <table:table-cell table:style-name="ce2" office:value-type="string" calcext:value-type="string">
            <text:p><text:a xlink:href="https://www.w3schools.com/tags/tag_audio.asp" xlink:type="simple">&lt;audio&gt;</text:a>, <text:a xlink:href="https://www.w3schools.com/tags/tag_video.asp" xlink:type="simple">&lt;video&gt;</text:a></text:p>
          </table:table-cell>
          <table:table-cell table:style-name="ce2" office:value-type="string" calcext:value-type="string">
            <text:p>Script to be run when fetching the media data is stopped before it is completely loaded for whatever reason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s://www.w3schools.com/tags/att_ontimeupdate.asp" xlink:type="simple">ontimeupdate</text:a></text:p>
          </table:table-cell>
          <table:table-cell table:style-name="ce2" office:value-type="string" calcext:value-type="string">
            <text:p><text:a xlink:href="https://www.w3schools.com/tags/tag_audio.asp" xlink:type="simple">&lt;audio&gt;</text:a>, <text:a xlink:href="https://www.w3schools.com/tags/tag_video.asp" xlink:type="simple">&lt;video&gt;</text:a></text:p>
          </table:table-cell>
          <table:table-cell table:style-name="ce2" office:value-type="string" calcext:value-type="string">
            <text:p>Script to be run when the playing position has changed (like when the user fast forwards to a different point in the media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s://www.w3schools.com/tags/att_ontoggle.asp" xlink:type="simple">ontoggle</text:a></text:p>
          </table:table-cell>
          <table:table-cell table:style-name="ce2" office:value-type="string" calcext:value-type="string">
            <text:p><text:a xlink:href="https://www.w3schools.com/tags/tag_details.asp" xlink:type="simple">&lt;details&gt;</text:a></text:p>
          </table:table-cell>
          <table:table-cell table:style-name="ce2" office:value-type="string" calcext:value-type="string">
            <text:p>Script to be run when the user opens or closes the &lt;details&gt; elemen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s://www.w3schools.com/tags/att_onunload.asp" xlink:type="simple">onunload</text:a></text:p>
          </table:table-cell>
          <table:table-cell table:style-name="ce2" office:value-type="string" calcext:value-type="string">
            <text:p><text:a xlink:href="https://www.w3schools.com/tags/tag_body.asp" xlink:type="simple">&lt;body&gt;</text:a></text:p>
          </table:table-cell>
          <table:table-cell table:style-name="ce2" office:value-type="string" calcext:value-type="string">
            <text:p>Script to be run when a page has unloaded (or the browser window has been closed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s://www.w3schools.com/tags/att_onvolumechange.asp" xlink:type="simple">onvolumechange</text:a></text:p>
          </table:table-cell>
          <table:table-cell table:style-name="ce2" office:value-type="string" calcext:value-type="string">
            <text:p><text:a xlink:href="https://www.w3schools.com/tags/tag_audio.asp" xlink:type="simple">&lt;audio&gt;</text:a>, <text:a xlink:href="https://www.w3schools.com/tags/tag_video.asp" xlink:type="simple">&lt;video&gt;</text:a></text:p>
          </table:table-cell>
          <table:table-cell table:style-name="ce2" office:value-type="string" calcext:value-type="string">
            <text:p>Script to be run each time the volume of a video/audio has been change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s://www.w3schools.com/tags/att_onwaiting.asp" xlink:type="simple">onwaiting</text:a></text:p>
          </table:table-cell>
          <table:table-cell table:style-name="ce2" office:value-type="string" calcext:value-type="string">
            <text:p><text:a xlink:href="https://www.w3schools.com/tags/tag_audio.asp" xlink:type="simple">&lt;audio&gt;</text:a>, <text:a xlink:href="https://www.w3schools.com/tags/tag_video.asp" xlink:type="simple">&lt;video&gt;</text:a></text:p>
          </table:table-cell>
          <table:table-cell table:style-name="ce2" office:value-type="string" calcext:value-type="string">
            <text:p>Script to be run when the media has paused but is expected to resume (like when the media pauses to buffer more data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s://www.w3schools.com/tags/att_onwheel.asp" xlink:type="simple">onwheel</text:a></text:p>
          </table:table-cell>
          <table:table-cell table:style-name="ce2" office:value-type="string" calcext:value-type="string">
            <text:p>All visible elements.</text:p>
          </table:table-cell>
          <table:table-cell table:style-name="ce2" office:value-type="string" calcext:value-type="string">
            <text:p>Script to be run when the mouse wheel rolls up or down over an elemen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s://www.w3schools.com/tags/att_open.asp" xlink:type="simple">open</text:a></text:p>
          </table:table-cell>
          <table:table-cell table:style-name="ce2" office:value-type="string" calcext:value-type="string">
            <text:p><text:a xlink:href="https://www.w3schools.com/tags/tag_details.asp" xlink:type="simple">&lt;details&gt;</text:a></text:p>
          </table:table-cell>
          <table:table-cell table:style-name="ce2" office:value-type="string" calcext:value-type="string">
            <text:p>Specifies that the details should be visible (open) to the user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s://www.w3schools.com/tags/att_optimum.asp" xlink:type="simple">optimum</text:a></text:p>
          </table:table-cell>
          <table:table-cell table:style-name="ce2" office:value-type="string" calcext:value-type="string">
            <text:p><text:a xlink:href="https://www.w3schools.com/tags/tag_meter.asp" xlink:type="simple">&lt;meter&gt;</text:a></text:p>
          </table:table-cell>
          <table:table-cell table:style-name="ce2" office:value-type="string" calcext:value-type="string">
            <text:p>Specifies what value is the optimal value for the gaug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s://www.w3schools.com/tags/att_pattern.asp" xlink:type="simple">pattern</text:a></text:p>
          </table:table-cell>
          <table:table-cell table:style-name="ce2" office:value-type="string" calcext:value-type="string">
            <text:p><text:a xlink:href="https://www.w3schools.com/tags/tag_input.asp" xlink:type="simple">&lt;input&gt;</text:a></text:p>
          </table:table-cell>
          <table:table-cell table:style-name="ce2" office:value-type="string" calcext:value-type="string">
            <text:p>Specifies a regular expression that an &lt;input&gt; element's value is checked agains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s://www.w3schools.com/tags/att_placeholder.asp" xlink:type="simple">placeholder</text:a></text:p>
          </table:table-cell>
          <table:table-cell table:style-name="ce2" office:value-type="string" calcext:value-type="string">
            <text:p><text:a xlink:href="https://www.w3schools.com/tags/tag_input.asp" xlink:type="simple">&lt;input&gt;</text:a>, <text:a xlink:href="https://www.w3schools.com/tags/tag_textarea.asp" xlink:type="simple">&lt;textarea&gt;</text:a></text:p>
          </table:table-cell>
          <table:table-cell table:style-name="ce2" office:value-type="string" calcext:value-type="string">
            <text:p>Specifies a short hint that describes the expected value of the elemen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s://www.w3schools.com/tags/att_poster.asp" xlink:type="simple">poster</text:a></text:p>
          </table:table-cell>
          <table:table-cell table:style-name="ce2" office:value-type="string" calcext:value-type="string">
            <text:p><text:a xlink:href="https://www.w3schools.com/tags/tag_video.asp" xlink:type="simple">&lt;video&gt;</text:a></text:p>
          </table:table-cell>
          <table:table-cell table:style-name="ce2" office:value-type="string" calcext:value-type="string">
            <text:p>Specifies an image to be shown while the video is downloading, or until the user hits the play button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s://www.w3schools.com/tags/att_preload.asp" xlink:type="simple">preload</text:a></text:p>
          </table:table-cell>
          <table:table-cell table:style-name="ce2" office:value-type="string" calcext:value-type="string">
            <text:p><text:a xlink:href="https://www.w3schools.com/tags/tag_audio.asp" xlink:type="simple">&lt;audio&gt;</text:a>, <text:a xlink:href="https://www.w3schools.com/tags/tag_video.asp" xlink:type="simple">&lt;video&gt;</text:a></text:p>
          </table:table-cell>
          <table:table-cell table:style-name="ce2" office:value-type="string" calcext:value-type="string">
            <text:p>Specifies if and how the author thinks the audio/video should be loaded when the page loads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s://www.w3schools.com/tags/att_readonly.asp" xlink:type="simple">readonly</text:a></text:p>
          </table:table-cell>
          <table:table-cell table:style-name="ce2" office:value-type="string" calcext:value-type="string">
            <text:p><text:a xlink:href="https://www.w3schools.com/tags/tag_input.asp" xlink:type="simple">&lt;input&gt;</text:a>, <text:a xlink:href="https://www.w3schools.com/tags/tag_textarea.asp" xlink:type="simple">&lt;textarea&gt;</text:a></text:p>
          </table:table-cell>
          <table:table-cell table:style-name="ce2" office:value-type="string" calcext:value-type="string">
            <text:p>Specifies that the element is read-only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s://www.w3schools.com/tags/att_rel.asp" xlink:type="simple">rel</text:a></text:p>
          </table:table-cell>
          <table:table-cell table:style-name="ce2" office:value-type="string" calcext:value-type="string">
            <text:p><text:a xlink:href="https://www.w3schools.com/tags/tag_a.asp" xlink:type="simple">&lt;a&gt;</text:a>, <text:a xlink:href="https://www.w3schools.com/tags/tag_area.asp" xlink:type="simple">&lt;area&gt;</text:a>, <text:a xlink:href="https://www.w3schools.com/tags/tag_link.asp" xlink:type="simple">&lt;link&gt;</text:a></text:p>
          </table:table-cell>
          <table:table-cell table:style-name="ce2" office:value-type="string" calcext:value-type="string">
            <text:p>Specifies the relationship between the current document and the linked documen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s://www.w3schools.com/tags/att_required.asp" xlink:type="simple">required</text:a></text:p>
          </table:table-cell>
          <table:table-cell table:style-name="ce2" office:value-type="string" calcext:value-type="string">
            <text:p><text:a xlink:href="https://www.w3schools.com/tags/tag_input.asp" xlink:type="simple">&lt;input&gt;</text:a>, <text:a xlink:href="https://www.w3schools.com/tags/tag_select.asp" xlink:type="simple">&lt;select&gt;</text:a>, <text:a xlink:href="https://www.w3schools.com/tags/tag_textarea.asp" xlink:type="simple">&lt;textarea&gt;</text:a></text:p>
          </table:table-cell>
          <table:table-cell table:style-name="ce2" office:value-type="string" calcext:value-type="string">
            <text:p>Specifies that the element must be filled out before submitting the form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s://www.w3schools.com/tags/att_reversed.asp" xlink:type="simple">reversed</text:a></text:p>
          </table:table-cell>
          <table:table-cell table:style-name="ce2" office:value-type="string" calcext:value-type="string">
            <text:p><text:a xlink:href="https://www.w3schools.com/tags/tag_ol.asp" xlink:type="simple">&lt;ol&gt;</text:a></text:p>
          </table:table-cell>
          <table:table-cell table:style-name="ce2" office:value-type="string" calcext:value-type="string">
            <text:p>Specifies that the list order should be descending (9,8,7...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s://www.w3schools.com/tags/att_rows.asp" xlink:type="simple">rows</text:a></text:p>
          </table:table-cell>
          <table:table-cell table:style-name="ce2" office:value-type="string" calcext:value-type="string">
            <text:p><text:a xlink:href="https://www.w3schools.com/tags/tag_textarea.asp" xlink:type="simple">&lt;textarea&gt;</text:a></text:p>
          </table:table-cell>
          <table:table-cell table:style-name="ce2" office:value-type="string" calcext:value-type="string">
            <text:p>Specifies the visible number of lines in a text area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s://www.w3schools.com/tags/att_rowspan.asp" xlink:type="simple">rowspan</text:a></text:p>
          </table:table-cell>
          <table:table-cell table:style-name="ce2" office:value-type="string" calcext:value-type="string">
            <text:p><text:a xlink:href="https://www.w3schools.com/tags/tag_td.asp" xlink:type="simple">&lt;td&gt;</text:a>, <text:a xlink:href="https://www.w3schools.com/tags/tag_th.asp" xlink:type="simple">&lt;th&gt;</text:a></text:p>
          </table:table-cell>
          <table:table-cell table:style-name="ce2" office:value-type="string" calcext:value-type="string">
            <text:p>Specifies the number of rows a table cell should span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s://www.w3schools.com/tags/att_sandbox.asp" xlink:type="simple">sandbox</text:a></text:p>
          </table:table-cell>
          <table:table-cell table:style-name="ce2" office:value-type="string" calcext:value-type="string">
            <text:p><text:a xlink:href="https://www.w3schools.com/tags/tag_iframe.asp" xlink:type="simple">&lt;iframe&gt;</text:a></text:p>
          </table:table-cell>
          <table:table-cell table:style-name="ce2" office:value-type="string" calcext:value-type="string">
            <text:p>Enables an extra set of restrictions for the content in an &lt;iframe&gt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s://www.w3schools.com/tags/att_scope.asp" xlink:type="simple">scope</text:a></text:p>
          </table:table-cell>
          <table:table-cell table:style-name="ce2" office:value-type="string" calcext:value-type="string">
            <text:p><text:a xlink:href="https://www.w3schools.com/tags/tag_th.asp" xlink:type="simple">&lt;th&gt;</text:a></text:p>
          </table:table-cell>
          <table:table-cell table:style-name="ce2" office:value-type="string" calcext:value-type="string">
            <text:p>Specifies whether a header cell is a header for a column, row, or group of columns or rows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s://www.w3schools.com/tags/att_selected.asp" xlink:type="simple">selected</text:a></text:p>
          </table:table-cell>
          <table:table-cell table:style-name="ce2" office:value-type="string" calcext:value-type="string">
            <text:p><text:a xlink:href="https://www.w3schools.com/tags/tag_option.asp" xlink:type="simple">&lt;option&gt;</text:a></text:p>
          </table:table-cell>
          <table:table-cell table:style-name="ce2" office:value-type="string" calcext:value-type="string">
            <text:p>Specifies that an option should be pre-selected when the page loads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s://www.w3schools.com/tags/att_shape.asp" xlink:type="simple">shape</text:a></text:p>
          </table:table-cell>
          <table:table-cell table:style-name="ce2" office:value-type="string" calcext:value-type="string">
            <text:p><text:a xlink:href="https://www.w3schools.com/tags/tag_area.asp" xlink:type="simple">&lt;area&gt;</text:a></text:p>
          </table:table-cell>
          <table:table-cell table:style-name="ce2" office:value-type="string" calcext:value-type="string">
            <text:p>Specifies the shape of the area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s://www.w3schools.com/tags/att_size.asp" xlink:type="simple">size</text:a></text:p>
          </table:table-cell>
          <table:table-cell table:style-name="ce2" office:value-type="string" calcext:value-type="string">
            <text:p><text:a xlink:href="https://www.w3schools.com/tags/tag_input.asp" xlink:type="simple">&lt;input&gt;</text:a>, <text:a xlink:href="https://www.w3schools.com/tags/tag_select.asp" xlink:type="simple">&lt;select&gt;</text:a></text:p>
          </table:table-cell>
          <table:table-cell table:style-name="ce2" office:value-type="string" calcext:value-type="string">
            <text:p>Specifies the width, in characters (for &lt;input&gt;) or specifies the number of visible options (for &lt;select&gt;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s://www.w3schools.com/tags/att_sizes.asp" xlink:type="simple">sizes</text:a></text:p>
          </table:table-cell>
          <table:table-cell table:style-name="ce2" office:value-type="string" calcext:value-type="string">
            <text:p><text:a xlink:href="https://www.w3schools.com/tags/tag_img.asp" xlink:type="simple">&lt;img&gt;</text:a>, <text:a xlink:href="https://www.w3schools.com/tags/tag_link.asp" xlink:type="simple">&lt;link&gt;</text:a>, <text:a xlink:href="https://www.w3schools.com/tags/tag_source.asp" xlink:type="simple">&lt;source&gt;</text:a></text:p>
          </table:table-cell>
          <table:table-cell table:style-name="ce2" office:value-type="string" calcext:value-type="string">
            <text:p>Specifies the size of the linked resourc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s://www.w3schools.com/tags/att_span.asp" xlink:type="simple">span</text:a></text:p>
          </table:table-cell>
          <table:table-cell table:style-name="ce2" office:value-type="string" calcext:value-type="string">
            <text:p><text:a xlink:href="https://www.w3schools.com/tags/tag_col.asp" xlink:type="simple">&lt;col&gt;</text:a>, <text:a xlink:href="https://www.w3schools.com/tags/tag_colgroup.asp" xlink:type="simple">&lt;colgroup&gt;</text:a></text:p>
          </table:table-cell>
          <table:table-cell table:style-name="ce2" office:value-type="string" calcext:value-type="string">
            <text:p>Specifies the number of columns to span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s://www.w3schools.com/tags/att_spellcheck.asp" xlink:type="simple">spellcheck</text:a></text:p>
          </table:table-cell>
          <table:table-cell table:style-name="ce2" office:value-type="string" calcext:value-type="string">
            <text:p><text:a xlink:href="https://www.w3schools.com/tags/ref_standardattributes.asp" xlink:type="simple">Global Attributes</text:a></text:p>
          </table:table-cell>
          <table:table-cell table:style-name="ce2" office:value-type="string" calcext:value-type="string">
            <text:p>Specifies whether the element is to have its spelling and grammar checked or no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s://www.w3schools.com/tags/att_src.asp" xlink:type="simple">src</text:a></text:p>
          </table:table-cell>
          <table:table-cell table:style-name="ce2" office:value-type="string" calcext:value-type="string">
            <text:p><text:a xlink:href="https://www.w3schools.com/tags/tag_audio.asp" xlink:type="simple">&lt;audio&gt;</text:a>, <text:a xlink:href="https://www.w3schools.com/tags/tag_embed.asp" xlink:type="simple">&lt;embed&gt;</text:a>, <text:a xlink:href="https://www.w3schools.com/tags/tag_iframe.asp" xlink:type="simple">&lt;iframe&gt;</text:a>, <text:a xlink:href="https://www.w3schools.com/tags/tag_img.asp" xlink:type="simple">&lt;img&gt;</text:a>, <text:a xlink:href="https://www.w3schools.com/tags/tag_input.asp" xlink:type="simple">&lt;input&gt;</text:a>, <text:a xlink:href="https://www.w3schools.com/tags/tag_script.asp" xlink:type="simple">&lt;script&gt;</text:a>, <text:a xlink:href="https://www.w3schools.com/tags/tag_source.asp" xlink:type="simple">&lt;source&gt;</text:a>, <text:a xlink:href="https://www.w3schools.com/tags/tag_track.asp" xlink:type="simple">&lt;track&gt;</text:a>, <text:a xlink:href="https://www.w3schools.com/tags/tag_video.asp" xlink:type="simple">&lt;video&gt;</text:a></text:p>
          </table:table-cell>
          <table:table-cell table:style-name="ce2" office:value-type="string" calcext:value-type="string">
            <text:p>Specifies the URL of the media fil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s://www.w3schools.com/tags/att_srcdoc.asp" xlink:type="simple">srcdoc</text:a></text:p>
          </table:table-cell>
          <table:table-cell table:style-name="ce2" office:value-type="string" calcext:value-type="string">
            <text:p><text:a xlink:href="https://www.w3schools.com/tags/tag_iframe.asp" xlink:type="simple">&lt;iframe&gt;</text:a></text:p>
          </table:table-cell>
          <table:table-cell table:style-name="ce2" office:value-type="string" calcext:value-type="string">
            <text:p>Specifies the HTML content of the page to show in the &lt;iframe&gt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s://www.w3schools.com/tags/att_srclang.asp" xlink:type="simple">srclang</text:a></text:p>
          </table:table-cell>
          <table:table-cell table:style-name="ce2" office:value-type="string" calcext:value-type="string">
            <text:p><text:a xlink:href="https://www.w3schools.com/tags/tag_track.asp" xlink:type="simple">&lt;track&gt;</text:a></text:p>
          </table:table-cell>
          <table:table-cell table:style-name="ce2" office:value-type="string" calcext:value-type="string">
            <text:p>Specifies the language of the track text data (required if kind="subtitles"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s://www.w3schools.com/tags/att_source_srcset.asp" xlink:type="simple">srcset</text:a></text:p>
          </table:table-cell>
          <table:table-cell table:style-name="ce2" office:value-type="string" calcext:value-type="string">
            <text:p><text:a xlink:href="https://www.w3schools.com/tags/tag_img.asp" xlink:type="simple">&lt;img&gt;</text:a>, <text:a xlink:href="https://www.w3schools.com/tags/tag_source.asp" xlink:type="simple">&lt;source&gt;</text:a></text:p>
          </table:table-cell>
          <table:table-cell table:style-name="ce2" office:value-type="string" calcext:value-type="string">
            <text:p>Specifies the URL of the image to use in different situations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s://www.w3schools.com/tags/att_start.asp" xlink:type="simple">start</text:a></text:p>
          </table:table-cell>
          <table:table-cell table:style-name="ce2" office:value-type="string" calcext:value-type="string">
            <text:p><text:a xlink:href="https://www.w3schools.com/tags/tag_ol.asp" xlink:type="simple">&lt;ol&gt;</text:a></text:p>
          </table:table-cell>
          <table:table-cell table:style-name="ce2" office:value-type="string" calcext:value-type="string">
            <text:p>Specifies the start value of an ordered lis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s://www.w3schools.com/tags/att_step.asp" xlink:type="simple">step</text:a></text:p>
          </table:table-cell>
          <table:table-cell table:style-name="ce2" office:value-type="string" calcext:value-type="string">
            <text:p><text:a xlink:href="https://www.w3schools.com/tags/tag_input.asp" xlink:type="simple">&lt;input&gt;</text:a></text:p>
          </table:table-cell>
          <table:table-cell table:style-name="ce2" office:value-type="string" calcext:value-type="string">
            <text:p>Specifies the legal number intervals for an input fiel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s://www.w3schools.com/tags/att_style.asp" xlink:type="simple">style</text:a></text:p>
          </table:table-cell>
          <table:table-cell table:style-name="ce2" office:value-type="string" calcext:value-type="string">
            <text:p><text:a xlink:href="https://www.w3schools.com/tags/ref_standardattributes.asp" xlink:type="simple">Global Attributes</text:a></text:p>
          </table:table-cell>
          <table:table-cell table:style-name="ce2" office:value-type="string" calcext:value-type="string">
            <text:p>Specifies an inline CSS style for an elemen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s://www.w3schools.com/tags/att_tabindex.asp" xlink:type="simple">tabindex</text:a></text:p>
          </table:table-cell>
          <table:table-cell table:style-name="ce2" office:value-type="string" calcext:value-type="string">
            <text:p><text:a xlink:href="https://www.w3schools.com/tags/ref_standardattributes.asp" xlink:type="simple">Global Attributes</text:a></text:p>
          </table:table-cell>
          <table:table-cell table:style-name="ce2" office:value-type="string" calcext:value-type="string">
            <text:p>Specifies the tabbing order of an elemen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s://www.w3schools.com/tags/att_target.asp" xlink:type="simple">target</text:a></text:p>
          </table:table-cell>
          <table:table-cell table:style-name="ce2" office:value-type="string" calcext:value-type="string">
            <text:p><text:a xlink:href="https://www.w3schools.com/tags/tag_a.asp" xlink:type="simple">&lt;a&gt;</text:a>, <text:a xlink:href="https://www.w3schools.com/tags/tag_area.asp" xlink:type="simple">&lt;area&gt;</text:a>, <text:a xlink:href="https://www.w3schools.com/tags/tag_base.asp" xlink:type="simple">&lt;base&gt;</text:a>, <text:a xlink:href="https://www.w3schools.com/tags/tag_form.asp" xlink:type="simple">&lt;form&gt;</text:a></text:p>
          </table:table-cell>
          <table:table-cell table:style-name="ce2" office:value-type="string" calcext:value-type="string">
            <text:p>Specifies the target for where to open the linked document or where to submit the form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s://www.w3schools.com/tags/att_title.asp" xlink:type="simple">title</text:a></text:p>
          </table:table-cell>
          <table:table-cell table:style-name="ce2" office:value-type="string" calcext:value-type="string">
            <text:p><text:a xlink:href="https://www.w3schools.com/tags/ref_standardattributes.asp" xlink:type="simple">Global Attributes</text:a></text:p>
          </table:table-cell>
          <table:table-cell table:style-name="ce2" office:value-type="string" calcext:value-type="string">
            <text:p>Specifies extra information about an elemen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s://www.w3schools.com/tags/att_translate.asp" xlink:type="simple">translate</text:a></text:p>
          </table:table-cell>
          <table:table-cell table:style-name="ce2" office:value-type="string" calcext:value-type="string">
            <text:p><text:a xlink:href="https://www.w3schools.com/tags/ref_standardattributes.asp" xlink:type="simple">Global Attributes</text:a></text:p>
          </table:table-cell>
          <table:table-cell table:style-name="ce2" office:value-type="string" calcext:value-type="string">
            <text:p>Specifies whether the content of an element should be translated or no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s://www.w3schools.com/tags/att_type.asp" xlink:type="simple">type</text:a></text:p>
          </table:table-cell>
          <table:table-cell table:style-name="ce2" office:value-type="string" calcext:value-type="string">
            <text:p><text:a xlink:href="https://www.w3schools.com/tags/tag_a.asp" xlink:type="simple">&lt;a&gt;</text:a>, <text:a xlink:href="https://www.w3schools.com/tags/tag_button.asp" xlink:type="simple">&lt;button&gt;</text:a>, <text:a xlink:href="https://www.w3schools.com/tags/tag_embed.asp" xlink:type="simple">&lt;embed&gt;</text:a>, <text:a xlink:href="https://www.w3schools.com/tags/tag_input.asp" xlink:type="simple">&lt;input&gt;</text:a>, <text:a xlink:href="https://www.w3schools.com/tags/tag_link.asp" xlink:type="simple">&lt;link&gt;</text:a>, <text:a xlink:href="https://www.w3schools.com/tags/tag_menu.asp" xlink:type="simple">&lt;menu&gt;</text:a>, <text:a xlink:href="https://www.w3schools.com/tags/tag_object.asp" xlink:type="simple">&lt;object&gt;</text:a>, <text:a xlink:href="https://www.w3schools.com/tags/tag_script.asp" xlink:type="simple">&lt;script&gt;</text:a>, <text:a xlink:href="https://www.w3schools.com/tags/tag_source.asp" xlink:type="simple">&lt;source&gt;</text:a>, <text:a xlink:href="https://www.w3schools.com/tags/tag_style.asp" xlink:type="simple">&lt;style&gt;</text:a></text:p>
          </table:table-cell>
          <table:table-cell table:style-name="ce2" office:value-type="string" calcext:value-type="string">
            <text:p>Specifies the type of elemen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s://www.w3schools.com/tags/att_usemap.asp" xlink:type="simple">usemap</text:a></text:p>
          </table:table-cell>
          <table:table-cell table:style-name="ce2" office:value-type="string" calcext:value-type="string">
            <text:p><text:a xlink:href="https://www.w3schools.com/tags/tag_img.asp" xlink:type="simple">&lt;img&gt;</text:a>, <text:a xlink:href="https://www.w3schools.com/tags/tag_object.asp" xlink:type="simple">&lt;object&gt;</text:a></text:p>
          </table:table-cell>
          <table:table-cell table:style-name="ce2" office:value-type="string" calcext:value-type="string">
            <text:p>Specifies an image as a client-side image-map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s://www.w3schools.com/tags/att_value.asp" xlink:type="simple">value</text:a></text:p>
          </table:table-cell>
          <table:table-cell table:style-name="ce2" office:value-type="string" calcext:value-type="string">
            <text:p><text:a xlink:href="https://www.w3schools.com/tags/tag_button.asp" xlink:type="simple">&lt;button&gt;</text:a>, <text:a xlink:href="https://www.w3schools.com/tags/tag_input.asp" xlink:type="simple">&lt;input&gt;</text:a>, <text:a xlink:href="https://www.w3schools.com/tags/tag_li.asp" xlink:type="simple">&lt;li&gt;</text:a>, <text:a xlink:href="https://www.w3schools.com/tags/tag_option.asp" xlink:type="simple">&lt;option&gt;</text:a>, <text:a xlink:href="https://www.w3schools.com/tags/tag_meter.asp" xlink:type="simple">&lt;meter&gt;</text:a>, <text:a xlink:href="https://www.w3schools.com/tags/tag_progress.asp" xlink:type="simple">&lt;progress&gt;</text:a>, <text:a xlink:href="https://www.w3schools.com/tags/tag_param.asp" xlink:type="simple">&lt;param&gt;</text:a></text:p>
          </table:table-cell>
          <table:table-cell table:style-name="ce2" office:value-type="string" calcext:value-type="string">
            <text:p>Specifies the value of the elemen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s://www.w3schools.com/tags/att_width.asp" xlink:type="simple">width</text:a></text:p>
          </table:table-cell>
          <table:table-cell table:style-name="ce2" office:value-type="string" calcext:value-type="string">
            <text:p>&lt;canvas&gt;, <text:a xlink:href="https://www.w3schools.com/tags/tag_embed.asp" xlink:type="simple">&lt;embed&gt;</text:a>, <text:a xlink:href="https://www.w3schools.com/tags/tag_iframe.asp" xlink:type="simple">&lt;iframe&gt;</text:a>, <text:a xlink:href="https://www.w3schools.com/tags/tag_img.asp" xlink:type="simple">&lt;img&gt;</text:a>, <text:a xlink:href="https://www.w3schools.com/tags/tag_input.asp" xlink:type="simple">&lt;input&gt;</text:a>, <text:a xlink:href="https://www.w3schools.com/tags/tag_object.asp" xlink:type="simple">&lt;object&gt;</text:a>, <text:a xlink:href="https://www.w3schools.com/tags/tag_video.asp" xlink:type="simple">&lt;video&gt;</text:a></text:p>
          </table:table-cell>
          <table:table-cell table:style-name="ce2" office:value-type="string" calcext:value-type="string">
            <text:p>Specifies the width of the elemen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s://www.w3schools.com/tags/att_wrap.asp" xlink:type="simple">wrap</text:a></text:p>
          </table:table-cell>
          <table:table-cell table:style-name="ce2" office:value-type="string" calcext:value-type="string">
            <text:p><text:a xlink:href="https://www.w3schools.com/tags/tag_textarea.asp" xlink:type="simple">&lt;textarea&gt;</text:a></text:p>
          </table:table-cell>
          <table:table-cell table:style-name="ce2" office:value-type="string" calcext:value-type="string">
            <text:p>Specifies how the text in a text area is to be wrapped when submitted in a form</text:p>
          </table:table-cell>
          <table:table-cell table:number-columns-repeated="1021"/>
        </table:table-row>
        <table:table-row table:style-name="ro2" table:number-rows-repeated="46">
          <table:table-cell table:number-columns-repeated="1024"/>
        </table:table-row>
        <table:table-row table:style-name="ro3" table:number-rows-repeated="1048364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6T17:50:50.853311623</meta:creation-date>
    <dc:date>2019-02-16T19:01:48.247731299</dc:date>
    <meta:editing-duration>PT1H10M57S</meta:editing-duration>
    <meta:editing-cycles>2</meta:editing-cycles>
    <meta:generator>LibreOffice/5.1.6.2$Linux_X86_64 LibreOffice_project/10m0$Build-2</meta:generator>
    <meta:document-statistic meta:table-count="1" meta:cell-count="495" meta:object-count="0"/>
  </office:meta>
</office:document-meta>
</file>